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automatic-styles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14.203cm" style:rel-column-width="8052*"/>
    </style:style>
    <style:style style:name="Tableau6.B" style:family="table-column">
      <style:table-column-properties style:column-width="4.798cm" style:rel-column-width="2720*"/>
    </style:style>
    <style:style style:name="Tableau6.A1" style:family="table-cell">
      <style:table-cell-properties fo:padding="0cm" fo:border="none"/>
    </style:style>
    <style:style style:name="Tableau7" style:family="table">
      <style:table-properties style:width="4.001cm" table:align="left" fo:background-color="transparent">
        <style:background-image/>
      </style:table-properties>
    </style:style>
    <style:style style:name="Tableau7.A" style:family="table-column">
      <style:table-column-properties style:column-width="2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99ccff" fo:padding="0.097cm" fo:border-left="1pt solid #000000" fo:border-right="none" fo:border-top="1pt solid #000000" fo:border-bottom="1pt solid #000000">
        <style:background-image/>
      </style:table-cell-properties>
    </style:style>
    <style:style style:name="Tableau7.B1" style:family="table-cell">
      <style:table-cell-properties fo:padding="0.097cm" fo:border="1pt solid #000000"/>
    </style:style>
    <style:style style:name="Tableau7.A2" style:family="table-cell">
      <style:table-cell-properties fo:background-color="#99ccff" fo:padding="0.097cm" fo:border-left="1pt solid #000000" fo:border-right="none" fo:border-top="none" fo:border-bottom="1pt solid #000000">
        <style:background-image/>
      </style:table-cell-properties>
    </style:style>
    <style:style style:name="Tableau7.B2" style:family="table-cell">
      <style:table-cell-properties fo:padding="0.097cm" fo:border-left="1pt solid #000000" fo:border-right="1pt solid #000000" fo:border-top="none" fo:border-bottom="1pt solid #000000"/>
    </style:style>
    <style:style style:name="Tableau7.A3" style:family="table-cell">
      <style:table-cell-properties fo:background-color="#cfe7ff" fo:padding="0.097cm" fo:border-left="1pt solid #000000" fo:border-right="none" fo:border-top="none" fo:border-bottom="1pt solid #000000">
        <style:background-image/>
      </style:table-cell-properties>
    </style:style>
    <style:style style:name="Tableau7.B3" style:family="table-cell">
      <style:table-cell-properties fo:padding="0.097cm" fo:border-left="1pt solid #000000" fo:border-right="1pt solid #000000" fo:border-top="none" fo:border-bottom="1pt solid #000000"/>
    </style:style>
    <style:style style:name="Tableau7" style:family="table">
      <style:table-properties style:width="4.001cm" table:align="left" fo:background-color="transparent">
        <style:background-image/>
      </style:table-properties>
    </style:style>
    <style:style style:name="Tableau7.A" style:family="table-column">
      <style:table-column-properties style:column-width="2cm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99ccff" fo:padding="0.097cm" fo:border-left="1pt solid #000000" fo:border-right="none" fo:border-top="1pt solid #000000" fo:border-bottom="1pt solid #000000">
        <style:background-image/>
      </style:table-cell-properties>
    </style:style>
    <style:style style:name="Tableau7.B1" style:family="table-cell">
      <style:table-cell-properties fo:padding="0.097cm" fo:border="1pt solid #000000"/>
    </style:style>
    <style:style style:name="Tableau7.A2" style:family="table-cell">
      <style:table-cell-properties fo:background-color="#99ccff" fo:padding="0.097cm" fo:border-left="1pt solid #000000" fo:border-right="none" fo:border-top="none" fo:border-bottom="1pt solid #000000">
        <style:background-image/>
      </style:table-cell-properties>
    </style:style>
    <style:style style:name="Tableau7.B2" style:family="table-cell">
      <style:table-cell-properties fo:padding="0.097cm" fo:border-left="1pt solid #000000" fo:border-right="1pt solid #000000" fo:border-top="none" fo:border-bottom="1pt solid #000000"/>
    </style:style>
    <style:style style:name="Tableau7.A3" style:family="table-cell">
      <style:table-cell-properties fo:background-color="#cfe7ff" fo:padding="0.097cm" fo:border-left="1pt solid #000000" fo:border-right="none" fo:border-top="none" fo:border-bottom="1pt solid #000000">
        <style:background-image/>
      </style:table-cell-properties>
    </style:style>
    <style:style style:name="Tableau7.B3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use-window-font-color="true" loext:opacity="0%" style:font-name="Times New Roman1" fo:font-size="18pt" officeooo:rsid="006ee757" officeooo:paragraph-rsid="006ee757"/>
    </style:style>
    <style:style style:name="P2" style:family="paragraph" style:parent-style-name="Standard">
      <style:text-properties officeooo:paragraph-rsid="006623b6"/>
    </style:style>
    <style:style style:name="P3" style:family="paragraph" style:parent-style-name="Standard">
      <style:paragraph-properties fo:text-align="center" style:justify-single-word="false"/>
      <style:text-properties officeooo:rsid="006623b6" officeooo:paragraph-rsid="006623b6"/>
    </style:style>
    <style:style style:name="P4" style:family="paragraph" style:parent-style-name="Standard">
      <style:paragraph-properties fo:text-align="start" style:justify-single-word="false"/>
      <style:text-properties officeooo:rsid="006623b6" officeooo:paragraph-rsid="008ee519"/>
    </style:style>
    <style:style style:name="P5" style:family="paragraph" style:parent-style-name="Standard">
      <style:text-properties officeooo:rsid="006855d6" officeooo:paragraph-rsid="006855d6"/>
    </style:style>
    <style:style style:name="P6" style:family="paragraph" style:parent-style-name="Standard">
      <style:text-properties officeooo:rsid="006855d6" officeooo:paragraph-rsid="006a6361"/>
    </style:style>
    <style:style style:name="P7" style:family="paragraph" style:parent-style-name="Standard">
      <style:paragraph-properties fo:text-align="center" style:justify-single-word="false"/>
      <style:text-properties officeooo:rsid="006855d6" officeooo:paragraph-rsid="006855d6"/>
    </style:style>
    <style:style style:name="P8" style:family="paragraph" style:parent-style-name="Standard">
      <style:paragraph-properties fo:text-align="start" style:justify-single-word="false"/>
      <style:text-properties officeooo:rsid="006855d6" officeooo:paragraph-rsid="006c5cfd"/>
    </style:style>
    <style:style style:name="P9" style:family="paragraph" style:parent-style-name="Standard">
      <style:text-properties fo:font-weight="bold" officeooo:rsid="006a6361" officeooo:paragraph-rsid="006c5cfd" style:font-weight-asian="bold" style:font-weight-complex="bold"/>
    </style:style>
    <style:style style:name="P10" style:family="paragraph" style:parent-style-name="Standard">
      <style:text-properties fo:font-weight="bold" officeooo:paragraph-rsid="00839f3f" style:font-weight-asian="bold" style:font-weight-complex="bold"/>
    </style:style>
    <style:style style:name="P11" style:family="paragraph" style:parent-style-name="Standard">
      <style:text-properties fo:font-weight="bold" officeooo:rsid="00858f92" officeooo:paragraph-rsid="00858f92" style:font-weight-asian="bold" style:font-weight-complex="bold"/>
    </style:style>
    <style:style style:name="P12" style:family="paragraph" style:parent-style-name="Standard">
      <style:text-properties fo:font-weight="bold" officeooo:rsid="0086efe2" officeooo:paragraph-rsid="0086efe2" style:font-weight-asian="bold" style:font-weight-complex="bold"/>
    </style:style>
    <style:style style:name="P13" style:family="paragraph" style:parent-style-name="Standard">
      <style:text-properties fo:font-weight="bold" officeooo:rsid="008c0224" officeooo:paragraph-rsid="008c0224" style:font-weight-asian="bold" style:font-weight-complex="bold"/>
    </style:style>
    <style:style style:name="P14" style:family="paragraph" style:parent-style-name="Standard">
      <style:text-properties fo:font-weight="bold" officeooo:paragraph-rsid="00839f3f" fo:background-color="transparent" style:font-weight-asian="bold" style:font-weight-complex="bold"/>
    </style:style>
    <style:style style:name="P15" style:family="paragraph" style:parent-style-name="Standard">
      <style:text-properties officeooo:rsid="0070a005" officeooo:paragraph-rsid="0070a005"/>
    </style:style>
    <style:style style:name="P16" style:family="paragraph" style:parent-style-name="Standard">
      <style:text-properties officeooo:paragraph-rsid="00796863"/>
    </style:style>
    <style:style style:name="P17" style:family="paragraph" style:parent-style-name="Standard">
      <style:text-properties officeooo:rsid="00796863" officeooo:paragraph-rsid="00796863"/>
    </style:style>
    <style:style style:name="P18" style:family="paragraph" style:parent-style-name="Standard">
      <style:text-properties fo:font-weight="normal" officeooo:rsid="00789080" officeooo:paragraph-rsid="00716186" style:font-weight-asian="normal" style:font-weight-complex="normal"/>
    </style:style>
    <style:style style:name="P19" style:family="paragraph" style:parent-style-name="Standard">
      <style:text-properties fo:font-weight="normal" officeooo:rsid="00839f3f" officeooo:paragraph-rsid="00839f3f" style:font-weight-asian="normal" style:font-weight-complex="normal"/>
    </style:style>
    <style:style style:name="P20" style:family="paragraph" style:parent-style-name="Standard">
      <style:text-properties fo:font-weight="normal" officeooo:paragraph-rsid="00839f3f" style:font-weight-asian="normal" style:font-weight-complex="normal"/>
    </style:style>
    <style:style style:name="P21" style:family="paragraph" style:parent-style-name="Standard">
      <style:text-properties officeooo:rsid="00731bad" officeooo:paragraph-rsid="00796863"/>
    </style:style>
    <style:style style:name="P22" style:family="paragraph" style:parent-style-name="Standard">
      <style:text-properties officeooo:rsid="007d8ee1" officeooo:paragraph-rsid="007d8ee1"/>
    </style:style>
    <style:style style:name="P23" style:family="paragraph" style:parent-style-name="Standard">
      <style:text-properties officeooo:paragraph-rsid="007ff4cd"/>
    </style:style>
    <style:style style:name="P24" style:family="paragraph" style:parent-style-name="Standard">
      <style:text-properties officeooo:rsid="0081b827" officeooo:paragraph-rsid="00839f3f"/>
    </style:style>
    <style:style style:name="P25" style:family="paragraph" style:parent-style-name="Standard">
      <style:text-properties officeooo:paragraph-rsid="0081b827"/>
    </style:style>
    <style:style style:name="P26" style:family="paragraph" style:parent-style-name="Standard">
      <style:text-properties officeooo:paragraph-rsid="00839f3f" fo:background-color="transparent"/>
    </style:style>
    <style:style style:name="P27" style:family="paragraph" style:parent-style-name="Standard">
      <style:text-properties style:font-name="Times New Roman1" fo:font-size="18pt" fo:font-style="normal" officeooo:paragraph-rsid="00839f3f" style:font-size-asian="18pt" style:font-style-asian="normal" style:font-size-complex="18pt" style:font-style-complex="normal"/>
    </style:style>
    <style:style style:name="P28" style:family="paragraph" style:parent-style-name="Table_20_Contents">
      <style:text-properties style:font-name="Times New Roman1" fo:font-size="18pt" officeooo:paragraph-rsid="00839f3f" style:font-size-asian="18pt" style:font-size-complex="18pt"/>
    </style:style>
    <style:style style:name="P29" style:family="paragraph" style:parent-style-name="Standard">
      <style:text-properties officeooo:paragraph-rsid="00839f3f"/>
    </style:style>
    <style:style style:name="P30" style:family="paragraph" style:parent-style-name="Table_20_Contents">
      <style:text-properties officeooo:paragraph-rsid="00839f3f"/>
    </style:style>
    <style:style style:name="P31" style:family="paragraph" style:parent-style-name="Standard">
      <style:text-properties officeooo:rsid="00839f3f" officeooo:paragraph-rsid="00839f3f"/>
    </style:style>
    <style:style style:name="P32" style:family="paragraph" style:parent-style-name="Standard">
      <style:text-properties officeooo:rsid="00858f92" officeooo:paragraph-rsid="00858f92"/>
    </style:style>
    <style:style style:name="P33" style:family="paragraph" style:parent-style-name="Standard">
      <style:text-properties officeooo:rsid="0086efe2" officeooo:paragraph-rsid="0086efe2"/>
    </style:style>
    <style:style style:name="P34" style:family="paragraph" style:parent-style-name="Standard">
      <style:text-properties officeooo:rsid="008cab31" officeooo:paragraph-rsid="008cab31"/>
    </style:style>
    <style:style style:name="P35" style:family="paragraph" style:parent-style-name="Standard">
      <style:text-properties fo:text-transform="uppercase" style:font-name="Arial2" fo:font-size="22pt" fo:font-style="italic" fo:font-weight="bold" officeooo:rsid="006623b6" officeooo:paragraph-rsid="004c98b2" style:font-size-asian="20pt" style:font-weight-asian="bold" style:font-size-complex="20pt" style:font-weight-complex="bold"/>
    </style:style>
    <style:style style:name="P36" style:family="paragraph" style:parent-style-name="Standard">
      <style:text-properties officeooo:paragraph-rsid="008e5bbb"/>
    </style:style>
    <style:style style:name="P37" style:family="paragraph" style:parent-style-name="Standard">
      <style:paragraph-properties fo:text-align="center" style:justify-single-word="false"/>
      <style:text-properties officeooo:rsid="008e5bbb" officeooo:paragraph-rsid="008e5bbb"/>
    </style:style>
    <style:style style:name="P38" style:family="paragraph" style:parent-style-name="Standard">
      <style:text-properties officeooo:paragraph-rsid="007c024c"/>
    </style:style>
    <style:style style:name="P39" style:family="paragraph" style:parent-style-name="Standard">
      <style:text-properties officeooo:rsid="008ee519" officeooo:paragraph-rsid="008ee519"/>
    </style:style>
    <style:style style:name="P40" style:family="paragraph" style:parent-style-name="Standard">
      <style:paragraph-properties fo:text-align="center" style:justify-single-word="false"/>
      <style:text-properties officeooo:rsid="008ee519" officeooo:paragraph-rsid="008ee519"/>
    </style:style>
    <style:style style:name="P41" style:family="paragraph" style:parent-style-name="Standard">
      <style:text-properties officeooo:paragraph-rsid="008ee519"/>
    </style:style>
    <style:style style:name="P42" style:family="paragraph" style:parent-style-name="tfCours">
      <style:paragraph-properties fo:line-height="100%"/>
    </style:style>
    <style:style style:name="P43" style:family="paragraph" style:parent-style-name="tfTitre_20_Chapitre" style:master-page-name="Right_20_Page">
      <style:paragraph-properties style:page-number="auto"/>
      <style:text-properties fo:text-transform="uppercase" style:font-name="Arial1" fo:font-size="26pt" fo:font-weight="bold" officeooo:rsid="006623b6" officeooo:paragraph-rsid="0029ba73" style:font-size-asian="20pt" style:font-weight-asian="bold" style:font-size-complex="20pt" style:font-weight-complex="bold"/>
    </style:style>
    <style:style style:name="P44" style:family="paragraph" style:parent-style-name="Standard" style:list-style-name="tfPuce">
      <style:text-properties officeooo:paragraph-rsid="008c0224"/>
    </style:style>
    <style:style style:name="P45" style:family="paragraph" style:parent-style-name="Standard" style:list-style-name="tfPuce">
      <style:text-properties officeooo:rsid="008c0224" officeooo:paragraph-rsid="008c0224"/>
    </style:style>
    <style:style style:name="P46" style:family="paragraph" style:parent-style-name="Standard">
      <style:paragraph-properties fo:line-height="200%"/>
      <style:text-properties officeooo:paragraph-rsid="006c5cfd"/>
    </style:style>
    <style:style style:name="P47" style:family="paragraph" style:parent-style-name="Standard">
      <style:paragraph-properties fo:line-height="200%"/>
      <style:text-properties officeooo:paragraph-rsid="007ab9d1"/>
    </style:style>
    <style:style style:name="P48" style:family="paragraph" style:parent-style-name="Standard">
      <style:paragraph-properties fo:line-height="200%"/>
      <style:text-properties officeooo:paragraph-rsid="008e5bbb"/>
    </style:style>
    <style:style style:name="P49" style:family="paragraph" style:parent-style-name="Standard">
      <style:paragraph-properties fo:line-height="200%"/>
      <style:text-properties officeooo:paragraph-rsid="007ff4cd"/>
    </style:style>
    <style:style style:name="P50" style:family="paragraph" style:parent-style-name="Standard">
      <style:paragraph-properties fo:line-height="200%"/>
      <style:text-properties officeooo:paragraph-rsid="0081b827"/>
    </style:style>
    <style:style style:name="P51" style:family="paragraph" style:parent-style-name="Standard">
      <style:paragraph-properties fo:line-height="200%"/>
      <style:text-properties officeooo:paragraph-rsid="008ee519"/>
    </style:style>
    <style:style style:name="P52" style:family="paragraph" style:parent-style-name="Standard">
      <style:text-properties officeooo:paragraph-rsid="0095682a"/>
    </style:style>
    <style:style style:name="P53" style:family="paragraph" style:parent-style-name="Standard">
      <style:paragraph-properties fo:break-before="page"/>
      <style:text-properties officeooo:rsid="006623b6" officeooo:paragraph-rsid="006623b6"/>
    </style:style>
    <style:style style:name="P54" style:family="paragraph" style:parent-style-name="Standard">
      <style:text-properties officeooo:rsid="00959cd3" officeooo:paragraph-rsid="009741dc"/>
    </style:style>
    <style:style style:name="P55" style:family="paragraph" style:parent-style-name="Standard">
      <style:paragraph-properties fo:line-height="100%"/>
      <style:text-properties officeooo:paragraph-rsid="00959cd3"/>
    </style:style>
    <style:style style:name="P56" style:family="paragraph" style:parent-style-name="Standard">
      <style:paragraph-properties fo:line-height="200%"/>
      <style:text-properties style:use-window-font-color="true" loext:opacity="0%" style:font-name="Times New Roman1" fo:font-size="18pt" officeooo:rsid="006e2afa" officeooo:paragraph-rsid="006e2afa"/>
    </style:style>
    <style:style style:name="P57" style:family="paragraph" style:parent-style-name="Standard">
      <style:paragraph-properties fo:line-height="200%"/>
      <style:text-properties style:use-window-font-color="true" loext:opacity="0%" style:font-name="Times New Roman1" fo:font-size="18pt" officeooo:rsid="009741dc" officeooo:paragraph-rsid="009741dc"/>
    </style:style>
    <style:style style:name="P58" style:family="paragraph" style:parent-style-name="Standard">
      <style:paragraph-properties fo:line-height="150%"/>
      <style:text-properties officeooo:paragraph-rsid="00959cd3"/>
    </style:style>
    <style:style style:name="P59" style:family="paragraph" style:parent-style-name="Standard">
      <style:paragraph-properties fo:line-height="150%"/>
      <style:text-properties fo:font-weight="normal" officeooo:rsid="00796863" officeooo:paragraph-rsid="00796863" style:font-weight-asian="normal" style:font-weight-complex="normal"/>
    </style:style>
    <style:style style:name="P60" style:family="paragraph" style:parent-style-name="Standard">
      <style:paragraph-properties fo:line-height="200%"/>
      <style:text-properties fo:font-weight="normal" officeooo:rsid="00839f3f" officeooo:paragraph-rsid="00839f3f" style:font-weight-asian="normal" style:font-weight-complex="normal"/>
    </style:style>
    <style:style style:name="P61" style:family="paragraph" style:parent-style-name="Standard">
      <style:paragraph-properties fo:line-height="200%"/>
      <style:text-properties officeooo:rsid="009a6052" officeooo:paragraph-rsid="009a6052"/>
    </style:style>
    <style:style style:name="P62" style:family="paragraph" style:parent-style-name="Standard">
      <style:paragraph-properties fo:line-height="200%"/>
      <style:text-properties officeooo:rsid="009a6052" officeooo:paragraph-rsid="009bc39b"/>
    </style:style>
    <style:style style:name="P63" style:family="paragraph" style:parent-style-name="Standard">
      <style:text-properties officeooo:rsid="009a6052" officeooo:paragraph-rsid="009bc39b"/>
    </style:style>
    <style:style style:name="P64" style:family="paragraph" style:parent-style-name="Standard">
      <style:paragraph-properties fo:line-height="200%"/>
      <style:text-properties fo:font-weight="bold" officeooo:rsid="007c024c" officeooo:paragraph-rsid="007c024c" style:font-weight-asian="bold" style:font-weight-complex="bold"/>
    </style:style>
    <style:style style:name="P65" style:family="paragraph" style:parent-style-name="Standard">
      <style:paragraph-properties fo:line-height="200%"/>
      <style:text-properties officeooo:rsid="007c024c" officeooo:paragraph-rsid="007c024c"/>
    </style:style>
    <style:style style:name="P66" style:family="paragraph" style:parent-style-name="Standard">
      <style:text-properties officeooo:rsid="007c024c" officeooo:paragraph-rsid="007c024c"/>
    </style:style>
    <style:style style:name="P67" style:family="paragraph" style:parent-style-name="Standard">
      <style:paragraph-properties fo:line-height="200%"/>
      <style:text-properties officeooo:rsid="00839f3f" officeooo:paragraph-rsid="00839f3f"/>
    </style:style>
    <style:style style:name="P68" style:family="paragraph" style:parent-style-name="Standard">
      <style:paragraph-properties fo:line-height="200%"/>
      <style:text-properties officeooo:rsid="00858f92" officeooo:paragraph-rsid="00858f92"/>
    </style:style>
    <style:style style:name="P69" style:family="paragraph" style:parent-style-name="Standard">
      <style:paragraph-properties fo:line-height="200%"/>
      <style:text-properties officeooo:rsid="0086efe2" officeooo:paragraph-rsid="0086efe2"/>
    </style:style>
    <style:style style:name="P70" style:family="paragraph" style:parent-style-name="Standard">
      <style:paragraph-properties fo:line-height="200%"/>
      <style:text-properties officeooo:rsid="00891184" officeooo:paragraph-rsid="00891184"/>
    </style:style>
    <style:style style:name="P71" style:family="paragraph" style:parent-style-name="Table_20_Contents" style:list-style-name="Numbering_20_5">
      <style:text-properties officeooo:paragraph-rsid="00839f3f"/>
    </style:style>
    <style:style style:name="P72" style:family="paragraph" style:parent-style-name="Table_20_Contents">
      <style:text-properties officeooo:paragraph-rsid="00839f3f"/>
    </style:style>
    <style:style style:name="P73" style:family="paragraph" style:parent-style-name="Table_20_Contents">
      <style:text-properties officeooo:rsid="009cde24" officeooo:paragraph-rsid="009cde24"/>
    </style:style>
    <style:style style:name="P74" style:family="paragraph" style:parent-style-name="Table_20_Contents" style:list-style-name="Numbering_20_5">
      <style:paragraph-properties fo:line-height="200%"/>
      <style:text-properties officeooo:paragraph-rsid="00839f3f"/>
    </style:style>
    <style:style style:name="P75" style:family="paragraph" style:parent-style-name="Table_20_Contents" style:list-style-name="Numbering_20_5">
      <style:paragraph-properties fo:margin-top="0.199cm" fo:margin-bottom="0.199cm" style:contextual-spacing="false" fo:line-height="200%"/>
      <style:text-properties officeooo:paragraph-rsid="00839f3f"/>
    </style:style>
    <style:style style:name="P76" style:family="paragraph" style:parent-style-name="Table_20_Contents">
      <style:paragraph-properties fo:line-height="200%"/>
      <style:text-properties officeooo:paragraph-rsid="00839f3f"/>
    </style:style>
    <style:style style:name="P77" style:family="paragraph" style:parent-style-name="tfCours" style:list-style-name="tfPuce"/>
    <style:style style:name="P78" style:family="paragraph" style:parent-style-name="tfCours">
      <style:paragraph-properties fo:line-height="200%"/>
    </style:style>
    <style:style style:name="P79" style:family="paragraph" style:parent-style-name="tfTitre_20_1_29_">
      <style:text-properties fo:font-variant="normal" fo:text-transform="none" style:font-name="Arial1" fo:font-size="19pt" fo:font-style="normal" fo:font-weight="bold" officeooo:rsid="003cf1f2" officeooo:paragraph-rsid="003cf1f2" style:font-size-asian="13pt" style:font-weight-asian="bold" style:font-size-complex="13pt" style:font-weight-complex="bold"/>
    </style:style>
    <style:style style:name="P80" style:family="paragraph" style:parent-style-name="tfTitre_20_1_29_">
      <style:paragraph-properties fo:break-before="page"/>
      <style:text-properties fo:font-variant="normal" fo:text-transform="none" style:font-name="Arial1" fo:font-size="19pt" fo:font-style="normal" fo:font-weight="bold" officeooo:rsid="0095682a" officeooo:paragraph-rsid="0095682a" style:font-size-asian="13pt" style:font-weight-asian="bold" style:font-size-complex="13pt" style:font-weight-complex="bold"/>
    </style:style>
    <style:style style:name="P81" style:family="paragraph" style:parent-style-name="tfTitre_20_1_29_">
      <style:paragraph-properties fo:break-before="page"/>
    </style:style>
    <style:style style:name="P82" style:family="paragraph" style:parent-style-name="tfTitre_20_1_29_">
      <style:text-properties officeooo:paragraph-rsid="00839f3f"/>
    </style:style>
    <style:style style:name="P83" style:family="paragraph" style:parent-style-name="tfTitre_20_1_29_">
      <style:paragraph-properties fo:break-before="page"/>
      <style:text-properties officeooo:paragraph-rsid="00839f3f"/>
    </style:style>
    <style:style style:name="P84" style:family="paragraph" style:parent-style-name="tfTitre_20_I_29_">
      <style:text-properties fo:text-transform="uppercase" style:font-name="Arial2" fo:font-size="22pt" fo:font-style="italic" fo:font-weight="bold" officeooo:rsid="006623b6" officeooo:paragraph-rsid="004c98b2" style:font-size-asian="20pt" style:font-weight-asian="bold" style:font-size-complex="20pt" style:font-weight-complex="bold"/>
    </style:style>
    <style:style style:name="P85" style:family="paragraph" style:parent-style-name="tfTitre_20_I_29_">
      <style:paragraph-properties fo:break-before="page"/>
    </style:style>
    <style:style style:name="P8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margin-left="0cm" fo:margin-right="0cm" fo:margin-top="0cm" fo:margin-bottom="0cm" fo:line-height="100%" fo:text-indent="0cm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1565c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ff66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729fc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1565c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size="18pt" officeooo:rsid="006623b6"/>
    </style:style>
    <style:style style:name="T3" style:family="text">
      <style:text-properties fo:font-size="18pt" officeooo:rsid="00673676"/>
    </style:style>
    <style:style style:name="T4" style:family="text">
      <style:text-properties fo:font-size="18pt" fo:font-weight="normal" officeooo:rsid="006c5cfd" style:font-weight-asian="normal" style:font-weight-complex="normal"/>
    </style:style>
    <style:style style:name="T5" style:family="text">
      <style:text-properties fo:font-size="18pt" fo:font-weight="normal" officeooo:rsid="00796863" style:font-weight-asian="normal" style:font-weight-complex="normal"/>
    </style:style>
    <style:style style:name="T6" style:family="text">
      <style:text-properties fo:font-size="18pt" fo:font-style="italic" fo:font-weight="normal" officeooo:rsid="00796863" style:font-style-asian="italic" style:font-weight-asian="normal" style:font-style-complex="italic" style:font-weight-complex="normal"/>
    </style:style>
    <style:style style:name="T7" style:family="text">
      <style:text-properties fo:font-size="18pt" fo:font-style="italic" officeooo:rsid="008e5bbb" style:font-style-asian="italic" style:font-style-complex="italic"/>
    </style:style>
    <style:style style:name="T8" style:family="text">
      <style:text-properties fo:font-size="18pt" fo:font-style="italic" officeooo:rsid="008ee519" style:font-style-asian="italic" style:font-style-complex="italic"/>
    </style:style>
    <style:style style:name="T9" style:family="text">
      <style:text-properties fo:font-size="18pt" officeooo:rsid="007b697f"/>
    </style:style>
    <style:style style:name="T10" style:family="text">
      <style:text-properties fo:font-size="18pt" officeooo:rsid="00843011" fo:background-color="transparent" loext:char-shading-value="0"/>
    </style:style>
    <style:style style:name="T11" style:family="text">
      <style:text-properties fo:font-size="18pt" officeooo:rsid="008b2329"/>
    </style:style>
    <style:style style:name="T12" style:family="text">
      <style:text-properties fo:font-size="18pt" officeooo:rsid="008c0224"/>
    </style:style>
    <style:style style:name="T13" style:family="text">
      <style:text-properties fo:font-size="18pt" officeooo:rsid="009bc39b"/>
    </style:style>
    <style:style style:name="T14" style:family="text">
      <style:text-properties officeooo:rsid="006623b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8ee519" style:font-style-asian="italic" style:font-style-complex="italic"/>
    </style:style>
    <style:style style:name="T17" style:family="text">
      <style:text-properties fo:font-style="italic" fo:font-weight="normal" officeooo:rsid="006a6361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796863" style:font-style-asian="italic" style:font-weight-asian="normal" style:font-style-complex="italic" style:font-weight-complex="normal"/>
    </style:style>
    <style:style style:name="T19" style:family="text">
      <style:text-properties officeooo:rsid="006a44b3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6623b6" style:font-weight-asian="normal" style:font-weight-complex="normal"/>
    </style:style>
    <style:style style:name="T22" style:family="text">
      <style:text-properties fo:font-weight="normal" officeooo:rsid="006c5cfd" style:font-weight-asian="normal" style:font-weight-complex="normal"/>
    </style:style>
    <style:style style:name="T23" style:family="text">
      <style:text-properties fo:font-weight="normal" officeooo:rsid="006a6361" style:font-weight-asian="normal" style:font-weight-complex="normal"/>
    </style:style>
    <style:style style:name="T24" style:family="text">
      <style:text-properties fo:font-weight="normal" officeooo:rsid="00796863" style:font-weight-asian="normal" style:font-weight-complex="normal"/>
    </style:style>
    <style:style style:name="T25" style:family="text">
      <style:text-properties fo:font-weight="normal" officeooo:rsid="007a267e" style:font-weight-asian="normal" style:font-weight-complex="normal"/>
    </style:style>
    <style:style style:name="T26" style:family="text">
      <style:text-properties officeooo:rsid="007624ac"/>
    </style:style>
    <style:style style:name="T27" style:family="text">
      <style:text-properties style:font-name="Times New Roman" officeooo:rsid="006855d6" style:font-name-asian="SimSun" style:font-name-complex="Mangal1"/>
    </style:style>
    <style:style style:name="T28" style:family="text">
      <style:text-properties style:use-window-font-color="true" loext:opacity="0%" style:font-name="Times New Roman1" fo:font-size="18pt" fo:font-weight="bold" officeooo:rsid="006c5cfd" style:font-weight-asian="bold" style:font-weight-complex="bold"/>
    </style:style>
    <style:style style:name="T29" style:family="text">
      <style:text-properties style:use-window-font-color="true" loext:opacity="0%" style:font-name="Times New Roman1" fo:font-size="18pt" officeooo:rsid="006c5cfd"/>
    </style:style>
    <style:style style:name="T30" style:family="text">
      <style:text-properties style:use-window-font-color="true" loext:opacity="0%" style:font-name="Times New Roman1" fo:font-size="18pt" officeooo:rsid="007624ac"/>
    </style:style>
    <style:style style:name="T31" style:family="text">
      <style:text-properties style:use-window-font-color="true" loext:opacity="0%" style:font-name="Times New Roman1" fo:font-size="18pt" officeooo:rsid="006e2afa"/>
    </style:style>
    <style:style style:name="T32" style:family="text">
      <style:text-properties style:use-window-font-color="true" loext:opacity="0%" style:font-name="Times New Roman" fo:font-size="18pt" officeooo:rsid="006855d6" style:font-name-asian="Times New Roman" style:font-name-complex="Times New Roman"/>
    </style:style>
    <style:style style:name="T33" style:family="text">
      <style:text-properties officeooo:rsid="007ab9d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7ab9d1" style:font-weight-asian="bold" style:font-weight-complex="bold"/>
    </style:style>
    <style:style style:name="T36" style:family="text">
      <style:text-properties fo:font-weight="bold" officeooo:rsid="007c024c" style:font-weight-asian="bold" style:font-weight-complex="bold"/>
    </style:style>
    <style:style style:name="T37" style:family="text">
      <style:text-properties fo:font-weight="bold" officeooo:rsid="007e2ad8" style:font-weight-asian="bold" style:font-weight-complex="bold"/>
    </style:style>
    <style:style style:name="T38" style:family="text">
      <style:text-properties officeooo:rsid="007b697f"/>
    </style:style>
    <style:style style:name="T39" style:family="text">
      <style:text-properties officeooo:rsid="007c024c"/>
    </style:style>
    <style:style style:name="T40" style:family="text">
      <style:text-properties officeooo:rsid="007e2ad8"/>
    </style:style>
    <style:style style:name="T41" style:family="text">
      <style:text-properties officeooo:rsid="007ebf56"/>
    </style:style>
    <style:style style:name="T42" style:family="text">
      <style:text-properties officeooo:rsid="007ff4cd"/>
    </style:style>
    <style:style style:name="T43" style:family="text">
      <style:text-properties fo:font-variant="normal" fo:text-transform="none" style:font-name="Arial1" fo:font-size="19pt" fo:font-style="normal" fo:font-weight="bold" officeooo:rsid="007ff4cd" style:font-size-asian="13pt" style:font-weight-asian="bold" style:font-size-complex="13pt" style:font-weight-complex="bold"/>
    </style:style>
    <style:style style:name="T44" style:family="text">
      <style:text-properties fo:font-variant="normal" fo:text-transform="none" style:font-name="Arial1" fo:font-size="19pt" fo:font-style="normal" fo:font-weight="bold" officeooo:rsid="00858f92" style:font-size-asian="13pt" style:font-weight-asian="bold" style:font-size-complex="13pt" style:font-weight-complex="bold"/>
    </style:style>
    <style:style style:name="T45" style:family="text">
      <style:text-properties officeooo:rsid="0081b827"/>
    </style:style>
    <style:style style:name="T46" style:family="text">
      <style:text-properties style:font-name="Times New Roman1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officeooo:rsid="00858f92"/>
    </style:style>
    <style:style style:name="T49" style:family="text">
      <style:text-properties officeooo:rsid="00876e7e"/>
    </style:style>
    <style:style style:name="T50" style:family="text">
      <style:text-properties officeooo:rsid="008b2329"/>
    </style:style>
    <style:style style:name="T51" style:family="text">
      <style:text-properties officeooo:rsid="008c0224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officeooo:rsid="0091257f"/>
    </style:style>
    <style:style style:name="T54" style:family="text">
      <style:text-properties officeooo:rsid="0095682a"/>
    </style:style>
    <style:style style:name="T55" style:family="text">
      <style:text-properties officeooo:rsid="009bc39b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/>
    <style:style style:name="fr1" style:family="graphic" style:parent-style-name="Formula">
      <style:graphic-properties fo:margin-left="0cm" fo:margin-right="0cm" style:vertical-pos="from-top" style:horizontal-pos="from-left" style:horizontal-rel="paragraph-content" fo:padding="0cm" fo:border="none" draw:ole-draw-aspect="1"/>
    </style:style>
    <style:style style:name="fr2" style:family="graphic" style:parent-style-name="Formula">
      <style:graphic-properties fo:margin-left="0cm" fo:margin-right="0cm" style:vertical-pos="from-top" draw:ole-draw-aspect="1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none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134cm" fo:padding-bottom="0.134cm" fo:padding-left="0.261cm" fo:padding-right="0.261cm" fo:wrap-option="wrap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134cm" fo:padding-bottom="0.134cm" fo:padding-left="0.261cm" fo:padding-right="0.261cm" fo:wrap-option="wrap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134cm" fo:padding-bottom="0.134cm" fo:padding-left="0.261cm" fo:padding-right="0.261cm" fo:wrap-option="wrap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134cm" fo:padding-bottom="0.134cm" fo:padding-left="0.261cm" fo:padding-right="0.261cm" fo:wrap-option="wrap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134cm" fo:padding-bottom="0.134cm" fo:padding-left="0.261cm" fo:padding-right="0.261cm" fo:wrap-option="wrap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134cm" fo:padding-bottom="0.134cm" fo:padding-left="0.261cm" fo:padding-right="0.261cm" fo:wrap-option="wrap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134cm" fo:padding-bottom="0.134cm" fo:padding-left="0.261cm" fo:padding-right="0.261cm" fo:wrap-option="wrap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134cm" fo:padding-bottom="0.134cm" fo:padding-left="0.261cm" fo:padding-right="0.261cm" fo:wrap-option="wrap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49cm" svg:stroke-color="#000000" draw:marker-start="" draw:marker-start-width="0.18cm" draw:marker-start-center="false" draw:marker-end="" draw:marker-end-width="0.18cm" draw:marker-end-center="false" svg:stroke-opacity="90%" draw:fill="solid" draw:fill-color="#99ccff" draw:textarea-horizontal-align="center" draw:textarea-vertical-align="middle" fo:padding-top="0.152cm" fo:padding-bottom="0.152cm" fo:padding-left="0.273cm" fo:padding-right="0.273cm" fo:wrap-option="wrap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74cm" fo:min-width="0.238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74cm" fo:min-width="0.238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1565c0" draw:opacity="50%" draw:textarea-horizontal-align="justify" draw:textarea-vertical-align="middle" draw:auto-grow-height="false" fo:min-height="0.436cm" fo:min-width="0.185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16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ff6600" draw:opacity="50%" draw:textarea-horizontal-align="justify" draw:textarea-vertical-align="middle" draw:auto-grow-height="false" fo:min-height="0.436cm" fo:min-width="0.187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17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solid" draw:fill-color="#ff6600" draw:opacity="50%" draw:textarea-horizontal-align="justify" draw:textarea-vertical-align="middle" draw:auto-grow-height="false" fo:min-height="0.436cm" fo:min-width="0.185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18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729fcf" draw:opacity="50%" draw:textarea-horizontal-align="justify" draw:textarea-vertical-align="middle" draw:auto-grow-height="false" fo:min-height="0.436cm" fo:min-width="0.187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19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729fcf" draw:opacity="50%" draw:textarea-horizontal-align="justify" draw:textarea-vertical-align="middle" draw:auto-grow-height="false" fo:min-height="0.436cm" fo:min-width="0.185cm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20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49cm" svg:stroke-color="#000000" draw:marker-start="" draw:marker-start-width="0.079cm" draw:marker-start-center="false" draw:marker-end="" draw:marker-end-width="0.079cm" draw:marker-end-center="false" draw:fill="solid" draw:fill-color="#99ccff" draw:textarea-horizontal-align="center" draw:textarea-vertical-align="middle" fo:padding-top="0.026cm" fo:padding-bottom="0.026cm" fo:padding-left="0.026cm" fo:padding-right="0.026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19cm" svg:stroke-color="#000000" draw:marker-start="" draw:marker-start-width="0.041cm" draw:marker-start-center="false" draw:marker-end="" draw:marker-end-width="0.041cm" draw:marker-end-center="false" draw:fill="solid" draw:fill-color="#99cc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49cm" svg:stroke-color="#000000" draw:marker-start="Arrow" draw:marker-start-width="0.18cm" draw:marker-start-center="false" draw:marker-end="Arrow" draw:marker-end-width="0.18cm" draw:marker-end-center="false" draw:fill="solid" draw:fill-color="#99ccff" draw:textarea-horizontal-align="center" draw:textarea-vertical-align="middle" fo:padding-top="0.152cm" fo:padding-bottom="0.152cm" fo:padding-left="0.273cm" fo:padding-right="0.273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854cm" fo:min-width="1.3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854cm" fo:min-width="1.36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ed_20__28_var_29__20_3" svg:stroke-width="0.03cm" svg:stroke-color="#1565c0" draw:marker-start="" draw:marker-start-width="0.199cm" draw:marker-start-center="false" draw:marker-end="" draw:marker-end-width="0.199cm" draw:marker-end-center="false" draw:stroke-linejoin="round" svg:stroke-linecap="round" draw:fill="none" draw:fill-color="#1565c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ed_20__28_var_29__20_3" svg:stroke-width="0.03cm" svg:stroke-color="#ff6600" draw:marker-start="" draw:marker-start-width="0.199cm" draw:marker-start-center="false" draw:marker-end="" draw:marker-end-width="0.199cm" draw:marker-end-center="false" draw:stroke-linejoin="round" svg:stroke-linecap="round" draw:fill="none" draw:fill-color="#ff66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ed_20__28_var_29__20_3" svg:stroke-width="0.03cm" svg:stroke-color="#616161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ed_20__28_var_29__20_3" svg:stroke-width="0.041cm" svg:stroke-color="#000000" draw:marker-start="" draw:marker-start-width="0.259cm" draw:marker-start-center="false" draw:marker-end="" draw:marker-end-width="0.259cm" draw:marker-end-center="false" draw:stroke-linejoin="none" svg:stroke-linecap="round" draw:fill="solid" draw:fill-color="#1565c0" draw:opacity="50%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  <style:style style:name="gr31" style:family="graphic">
      <style:graphic-properties draw:stroke="solid" draw:stroke-dash="Dashed_20__28_var_29__20_3" svg:stroke-width="0.041cm" svg:stroke-color="#000000" draw:marker-start="" draw:marker-start-width="0.259cm" draw:marker-start-center="false" draw:marker-end="" draw:marker-end-width="0.259cm" draw:marker-end-center="false" draw:stroke-linejoin="none" svg:stroke-linecap="round" draw:fill="solid" draw:fill-color="#ff6600" draw:opacity="50%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draw:shadow-opacity="5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Fractions</text:p>
      <text:p text:style-name="Standard"/>
      <text:list xml:id="list2042373595" text:style-name="tfNum_20_I_29_">
        <text:list-item>
          <text:p text:style-name="P84">égalités de quotients</text:p>
        </text:list-item>
      </text:list>
      <text:p text:style-name="P35"/>
      <text:list xml:id="list607723826" text:style-name="tfNum_20_1_29_">
        <text:list-item>
          <text:p text:style-name="tfTitre_20_1_29_">Propriété <text:span text:style-name="T19">fondamentale</text:span></text:p>
        </text:list-item>
      </text:list>
      <text:p text:style-name="tfCours"><text:span text:style-name="T2">Le</text:span> quotient de deux nombres relatifs ne change pas lorsqu<text:span text:style-name="T14">e l</text:span>'on multiplie (ou divise) à la fois le numérateur et le dénominateur par un <text:span text:style-name="T34">même</text:span> nombre relatif <text:span text:style-name="T14">n</text:span>on nul.</text:p>
      <text:p text:style-name="P2"/>
      <text:p text:style-name="P2"><text:span text:style-name="T14">Soient des nombres relatifs </text:span><text:span text:style-name="T15">a</text:span>, <text:span text:style-name="T15">b</text:span> et <text:span text:style-name="T15">k</text:span> (<text:span text:style-name="T15">b</text:span> et <text:span text:style-name="T15">k</text:span> non nuls) :</text:p>
      <text:p text:style-name="P3"><draw:frame draw:style-name="fr3" draw:name="Objet1" text:anchor-type="as-char" svg:y="-0.958cm" svg:width="2.82cm" svg:height="1.5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P54">Ex : <draw:frame draw:style-name="fr2" draw:name="Objet56" text:anchor-type="as-char" svg:y="-0.953cm" svg:width="4.293cm" svg:height="1.55cm" draw:z-index="58"><draw:object xlink:href="./Object 56" xlink:type="simple" xlink:show="embed" xlink:actuate="onLoad"/><draw:image xlink:href="./ObjectReplacements/Object 56" xlink:type="simple" xlink:show="embed" xlink:actuate="onLoad"/></draw:frame></text:p>
      <text:p text:style-name="P53">De <text:span text:style-name="T54">la</text:span> propriété <text:span text:style-name="T54">précédente </text:span>découlent :</text:p>
      <text:p text:style-name="P52"/>
      <text:p text:style-name="P52"/>
      <text:list xml:id="list181257216960102" text:continue-numbering="true" text:style-name="tfNum_20_1_29_">
        <text:list-item>
          <text:p text:style-name="tfTitre_20_1_29_">Signe « moins » dans les fractions</text:p>
        </text:list-item>
      </text:list>
      <text:p text:style-name="P8"><text:span text:style-name="T21">Soient d</text:span><text:span text:style-name="T4">eux</text:span><text:span text:style-name="T21"> nombres relatifs </text:span><text:span text:style-name="T17">a</text:span><text:span text:style-name="T23"> </text:span><text:span text:style-name="T22">et</text:span><text:span text:style-name="T23"> </text:span><text:span text:style-name="T17">b</text:span><text:span text:style-name="T23"> (</text:span><text:span text:style-name="T17">b</text:span><text:span text:style-name="T23"> non nul) :</text:span></text:p>
      <text:p text:style-name="P7"><draw:frame draw:style-name="fr3" draw:name="Objet5" text:anchor-type="as-char" svg:y="-0.958cm" svg:width="4.491cm" svg:height="1.558cm" draw:z-index="11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9">Démonstration :</text:p>
      <text:p text:style-name="P6"><draw:frame draw:style-name="fr3" draw:name="Objet4" text:anchor-type="as-char" svg:y="-0.967cm" svg:width="13.966cm" svg:height="1.575cm" draw:z-index="15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list xml:id="list181257032380881" text:continue-numbering="true" text:style-name="tfNum_20_1_29_">
        <text:list-item>
          <text:p text:style-name="P79">S<text:span text:style-name="T14">implification de fractions</text:span></text:p>
        </text:list-item>
      </text:list>
      <text:p text:style-name="P58"><text:span text:style-name="T3">Simplifier : </text:span></text:p>
      <text:p text:style-name="P58"><text:span text:style-name="T3"><draw:frame draw:style-name="fr2" draw:name="Objet2" text:anchor-type="as-char" svg:y="-0.953cm" svg:width="5.657cm" svg:height="1.55cm" draw:z-index="5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8"><text:span text:style-name="T3"/></text:p>
      <text:p text:style-name="P58"><text:span text:style-name="T3">Transformer en fraction : </text:span></text:p>
      <text:p text:style-name="P55"><text:span text:style-name="T3"><draw:frame draw:style-name="fr3" draw:name="Objet3" text:anchor-type="as-char" svg:y="-0.958cm" svg:width="3.247cm" svg:height="1.558cm" draw:z-index="1"><draw:object xlink:href="./Object 3" xlink:type="simple" xlink:show="embed" xlink:actuate="onLoad"/><draw:image xlink:href="./ObjectReplacements/Object 3" xlink:type="simple" xlink:show="embed" xlink:actuate="onLoad"/></draw:frame></text:span></text:p>
      <text:list xml:id="list181257108509995" text:continue-numbering="true" text:style-name="tfNum_20_1_29_">
        <text:list-item>
          <text:p text:style-name="P80">Comparer des fractions</text:p>
        </text:list-item>
      </text:list>
      <text:p text:style-name="P46"><text:span text:style-name="T28">Ex :</text:span><text:span text:style-name="T29"> </text:span><text:span text:style-name="T30">Comparer </text:span><text:span text:style-name="T29"><draw:frame draw:style-name="fr3" draw:name="Objet6" text:anchor-type="as-char" svg:y="-0.958cm" svg:width="1.259cm" svg:height="1.558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29"> ; </text:span><text:span text:style-name="T29"><draw:frame draw:style-name="fr3" draw:name="Objet7" text:anchor-type="as-char" svg:y="-0.958cm" svg:width="1.259cm" svg:height="1.558cm" draw:z-index="18"><draw:object xlink:href="./Object 7" xlink:type="simple" xlink:show="embed" xlink:actuate="onLoad"/><draw:image xlink:href="./ObjectReplacements/Object 7" xlink:type="simple" xlink:show="embed" xlink:actuate="onLoad"/></draw:frame></text:span><text:span text:style-name="T29"> </text:span><text:span text:style-name="T31">et </text:span><text:span text:style-name="T32">−</text:span> <text:span text:style-name="T26">3</text:span></text:p>
      <text:p text:style-name="P56">Prenons 6 comme dénominateur commun.</text:p>
      <text:p text:style-name="P56"><draw:frame draw:style-name="fr3" draw:name="Objet8" text:anchor-type="as-char" svg:y="-0.958cm" svg:width="1.79cm" svg:height="1.558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56"><draw:frame draw:style-name="fr3" draw:name="Objet9" text:anchor-type="as-char" svg:y="-0.958cm" svg:width="1.79cm" svg:height="1.558cm" draw:z-index="21"><draw:object xlink:href="./Object 9" xlink:type="simple" xlink:show="embed" xlink:actuate="onLoad"/><draw:image xlink:href="./ObjectReplacements/Object 9" xlink:type="simple" xlink:show="embed" xlink:actuate="onLoad"/></draw:frame></text:p>
      <text:p text:style-name="P56"><draw:frame draw:style-name="fr3" draw:name="Objet10" text:anchor-type="as-char" svg:y="-0.958cm" svg:width="3.154cm" svg:height="1.558cm" draw:z-index="22"><draw:object xlink:href="./Object 10" xlink:type="simple" xlink:show="embed" xlink:actuate="onLoad"/><draw:image xlink:href="./ObjectReplacements/Object 10" xlink:type="simple" xlink:show="embed" xlink:actuate="onLoad"/></draw:frame></text:p>
      <text:p text:style-name="P57">Or : <draw:frame draw:style-name="fr2" draw:name="Objet57" text:anchor-type="as-char" svg:y="-0.953cm" svg:width="4.292cm" svg:height="1.55cm" draw:z-index="59"><draw:object xlink:href="./Object 57" xlink:type="simple" xlink:show="embed" xlink:actuate="onLoad"/><draw:image xlink:href="./ObjectReplacements/Object 57" xlink:type="simple" xlink:show="embed" xlink:actuate="onLoad"/></draw:frame></text:p>
      <text:p text:style-name="P1">Bilan : </text:p>
      <text:list xml:id="list181257799811017" text:continue-numbering="true" text:style-name="tfNum_20_1_29_">
        <text:list-item>
          <text:p text:style-name="P81">Produit en croix</text:p>
        </text:list-item>
      </text:list>
      <text:p text:style-name="tfCours">Quels que soient les nombres relatifs <text:span text:style-name="T15">a</text:span>, <text:span text:style-name="T15">b</text:span>, <text:span text:style-name="T15">c</text:span> et <text:span text:style-name="T15">d</text:span> (<text:span text:style-name="T15">b</text:span> et <text:span text:style-name="T15">d</text:span> non nuls) :</text:p>
      <text:list xml:id="list2714296057" text:style-name="tfPuce">
        <text:list-item>
          <text:p text:style-name="P77">Si <draw:frame draw:style-name="fr3" draw:name="Objet11" text:anchor-type="as-char" svg:y="-0.958cm" svg:width="1.972cm" svg:height="1.558cm" draw:z-index="6"><draw:object xlink:href="./Object 11" xlink:type="simple" xlink:show="embed" xlink:actuate="onLoad"/><draw:image xlink:href="./ObjectReplacements/Object 11" xlink:type="simple" xlink:show="embed" xlink:actuate="onLoad"/></draw:frame><text:s/>alors <draw:frame draw:style-name="fr3" draw:name="Objet12" text:anchor-type="as-char" svg:y="-0.564cm" svg:width="3.187cm" svg:height="0.707cm" draw:z-index="7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77">Et réciproquement, si <draw:frame draw:style-name="fr3" draw:name="Objet13" text:anchor-type="as-char" svg:y="-0.564cm" svg:width="3.187cm" svg:height="0.707cm" draw:z-index="8"><draw:object xlink:href="./Object 13" xlink:type="simple" xlink:show="embed" xlink:actuate="onLoad"/><draw:image xlink:href="./ObjectReplacements/Object 13" xlink:type="simple" xlink:show="embed" xlink:actuate="onLoad"/><svg:desc>formule</svg:desc></draw:frame>, alors <draw:frame draw:style-name="fr3" draw:name="Objet14" text:anchor-type="as-char" svg:y="-0.958cm" svg:width="1.972cm" svg:height="1.558cm" draw:z-index="9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</text:list-item>
      </text:list>
      <text:p text:style-name="P15"/>
      <text:p text:style-name="P18">En effet :</text:p>
      <text:p text:style-name="P16"><text:span text:style-name="T6">d</text:span><text:span text:style-name="T24"> est non nul donc </text:span><text:span text:style-name="T24"><draw:frame draw:style-name="fr3" draw:name="Objet15" text:anchor-type="as-char" svg:y="-0.958cm" svg:width="2.847cm" svg:height="1.558cm" draw:z-index="12"><draw:object xlink:href="./Object 15" xlink:type="simple" xlink:show="embed" xlink:actuate="onLoad"/><draw:image xlink:href="./ObjectReplacements/Object 15" xlink:type="simple" xlink:show="embed" xlink:actuate="onLoad"/></draw:frame></text:span><text:span text:style-name="T24"><text:s/></text:span><text:span text:style-name="T25">et </text:span><text:span text:style-name="T24">de même </text:span><text:span text:style-name="T18">b</text:span><text:span text:style-name="T24"> est non nul donc </text:span><text:span text:style-name="T24"><draw:frame draw:style-name="fr3" draw:name="Objet16" text:anchor-type="as-char" svg:y="-0.958cm" svg:width="2.895cm" svg:height="1.558cm" draw:z-index="23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7"><text:span text:style-name="T20">donc si </text:span><text:span text:style-name="T20"><draw:frame draw:style-name="fr3" draw:name="Objet17" text:anchor-type="as-char" svg:y="-0.958cm" svg:width="1.972cm" svg:height="1.558cm" draw:z-index="13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0"><text:s/>alors </text:span><text:span text:style-name="T20"><draw:frame draw:style-name="fr3" draw:name="Objet20" text:anchor-type="as-char" svg:y="-0.958cm" svg:width="3.769cm" svg:height="1.558cm" draw:z-index="14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<text:p text:style-name="P59">ces deux dernières fractions sont égales et elles ont le même dénominateur donc elles ont aussi le même </text:p>
      <text:p text:style-name="P16"><text:span text:style-name="T5">on a donc l’égalité</text:span><text:span text:style-name="T24"> : </text:span></text:p>
      <text:p text:style-name="P21"/>
      <text:p text:style-name="P21"/>
      <text:p text:style-name="P47"><text:span text:style-name="T35">Ex :</text:span><text:span text:style-name="T33"> Montrer que : </text:span><text:span text:style-name="T9"><draw:frame draw:style-name="fr3" draw:name="Objet18" text:anchor-type="as-char" svg:y="-0.953cm" svg:width="2.2cm" svg:height="1.55cm" draw:z-index="39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61"><text:span text:style-name="T9">D’</text:span><text:span text:style-name="T1">une part : </text:span><text:span text:style-name="T13"><draw:frame draw:style-name="fr2" draw:name="Objet58" text:anchor-type="as-char" svg:y="-0.564cm" svg:width="2.284cm" svg:height="0.707cm" draw:z-index="60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61">D’autre part : <draw:frame draw:style-name="fr2" draw:name="Objet59" text:anchor-type="as-char" svg:y="-0.564cm" svg:width="2.282cm" svg:height="0.707cm" draw:z-index="61"><draw:object xlink:href="./Object 59" xlink:type="simple" xlink:show="embed" xlink:actuate="onLoad"/><draw:image xlink:href="./ObjectReplacements/Object 59" xlink:type="simple" xlink:show="embed" xlink:actuate="onLoad"/></draw:frame></text:p>
      <text:p text:style-name="P62"><text:span text:style-name="T55">Or :</text:span></text:p>
      <text:p text:style-name="P63">D<text:span text:style-name="T55">onc d</text:span>’après la propriété du produit en croix :</text:p>
      <text:list xml:id="list181258109655576" text:continue-list="list2042373595" text:style-name="tfNum_20_I_29_">
        <text:list-item>
          <text:p text:style-name="P85">Additions et soustractions <text:span text:style-name="T38">de fractions</text:span></text:p>
        </text:list-item>
      </text:list>
      <text:p text:style-name="Standard"/>
      <text:list xml:id="list181257379541734" text:continue-list="list181257799811017" text:style-name="tfNum_20_1_29_">
        <text:list-item text:start-value="1">
          <text:p text:style-name="tfTitre_20_1_29_">Méthode</text:p>
        </text:list-item>
      </text:list>
      <text:p text:style-name="tfCours"><text:span text:style-name="T38">On </text:span><text:span text:style-name="T39">met les fractions au même dénominateur, puis </text:span><text:span text:style-name="T41">on </text:span><text:span text:style-name="T38">ajoute ou </text:span><text:span text:style-name="T39">on </text:span><text:span text:style-name="T38">soustrait les numérateurs.</text:span></text:p>
      <text:p text:style-name="Standard"/>
      <text:p text:style-name="P48"><text:span text:style-name="T14">Soient des nombres relatifs </text:span><text:span text:style-name="T15">a</text:span>, <text:span text:style-name="T15">b</text:span> et <text:span text:style-name="T7">c</text:span> (<text:span text:style-name="T7">c</text:span> non nul) :</text:p>
      <text:p text:style-name="P37"><draw:frame draw:style-name="fr3" draw:name="Objet52" text:anchor-type="as-char" svg:y="-0.958cm" svg:width="2.36cm" svg:height="1.558cm" draw:z-index="40"><draw:object xlink:href="./Object 52" xlink:type="simple" xlink:show="embed" xlink:actuate="onLoad"/><draw:image xlink:href="./ObjectReplacements/Object 52" xlink:type="simple" xlink:show="embed" xlink:actuate="onLoad"/></draw:frame><text:s text:c="16"/></text:p>
      <text:p text:style-name="P36"/>
      <text:p text:style-name="P36"/>
      <text:p text:style-name="P64"><draw:g text:anchor-type="paragraph" draw:z-index="2" draw:name="Forme1" draw:style-name="gr14"><draw:path draw:style-name="gr26" draw:text-style-name="P94" svg:width="2.306cm" svg:height="2.306cm" svg:x="14.621cm" svg:y="1.048cm" svg:viewBox="0 0 2307 2307" svg:d="M2307 1154c0 637-516 1153-1153 1153-638 0-1154-516-1154-1153 0-638 516-1154 1154-1154 637 0 1153 516 1153 1154z"><text:p/></draw:path><draw:path draw:style-name="gr27" draw:text-style-name="P95" svg:width="1.971cm" svg:height="1.486cm" svg:x="14.957cm" svg:y="1.048cm" svg:viewBox="0 0 1972 1487" svg:d="M1923 1487c152-507-59-1053-514-1324-454-271-1036-198-1409 177l818 814z"><text:p/></draw:path><draw:path draw:style-name="gr28" draw:text-style-name="P96" svg:width="1.153cm" svg:height="1.409cm" svg:x="14.621cm" svg:y="1.388cm" svg:viewBox="0 0 1154 1410" svg:d="M335 0c-373 375-442 957-169 1410l988-597z"><text:p/></draw:path><draw:line draw:style-name="gr29" draw:text-style-name="P97" svg:x1="15.776cm" svg:y1="2.2cm" svg:x2="16.367cm" svg:y2="1.209cm"><text:p/></draw:line><draw:line draw:style-name="gr29" draw:text-style-name="P97" svg:x1="15.776cm" svg:y1="2.202cm" svg:x2="16.116cm" svg:y2="3.304cm"><text:p/></draw:line><draw:path draw:style-name="gr30" draw:text-style-name="P89" svg:width="1.971cm" svg:height="1.486cm" svg:x="14.957cm" svg:y="1.048cm" svg:viewBox="0 0 1972 1487" svg:d="M1923 1487c152-507-59-1053-514-1324-454-271-1036-198-1409 177l818 814z"><text:p/></draw:path><draw:path draw:style-name="gr31" draw:text-style-name="P90" svg:width="1.153cm" svg:height="1.409cm" svg:x="14.621cm" svg:y="1.388cm" svg:viewBox="0 0 1154 1410" svg:d="M335 0c-373 375-442 957-169 1410l988-597z"><text:p/></draw:path></draw:g>Ex : <text:span text:style-name="T40">Calculer</text:span></text:p>
      <text:p text:style-name="P65"><draw:frame draw:style-name="fr3" draw:name="Objet19" text:anchor-type="as-char" svg:y="-0.958cm" svg:width="3.307cm" svg:height="1.558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65"><draw:frame draw:style-name="fr3" draw:name="Objet21" text:anchor-type="as-char" svg:y="-0.958cm" svg:width="3.882cm" svg:height="1.558cm" draw:z-index="17"><draw:object xlink:href="./Object 21" xlink:type="simple" xlink:show="embed" xlink:actuate="onLoad"/><draw:image xlink:href="./ObjectReplacements/Object 21" xlink:type="simple" xlink:show="embed" xlink:actuate="onLoad"/></draw:frame></text:p>
      <text:p text:style-name="P38"><draw:g text:anchor-type="paragraph" draw:z-index="10" draw:name="Forme2" draw:style-name="gr14"><draw:custom-shape draw:style-name="gr15" draw:text-style-name="P89" svg:width="0.726cm" svg:height="0.726cm" svg:x="14.314cm" svg:y="0.046cm"><text:p/><draw:enhanced-geometry svg:viewBox="0 0 21600 21600" draw:type="rectangle" draw:enhanced-path="M 0 0 L 21600 0 21600 21600 0 21600 0 0 Z N"/></draw:custom-shape><draw:custom-shape draw:style-name="gr16" draw:text-style-name="P90" svg:width="0.727cm" svg:height="0.726cm" svg:x="15.039cm" svg:y="0.046cm"><text:p/><draw:enhanced-geometry svg:viewBox="0 0 21600 21600" draw:type="rectangle" draw:enhanced-path="M 0 0 L 21600 0 21600 21600 0 21600 0 0 Z N"/></draw:custom-shape><draw:custom-shape draw:style-name="gr17" draw:text-style-name="P90" svg:width="0.726cm" svg:height="0.726cm" svg:x="15.767cm" svg:y="0.046cm"><text:p/><draw:enhanced-geometry svg:viewBox="0 0 21600 21600" draw:type="rectangle" draw:enhanced-path="M 0 0 L 21600 0 21600 21600 0 21600 0 0 Z N"/></draw:custom-shape><draw:custom-shape draw:style-name="gr17" draw:text-style-name="P90" svg:width="0.726cm" svg:height="0.726cm" svg:x="16.494cm" svg:y="0.046cm"><text:p/><draw:enhanced-geometry svg:viewBox="0 0 21600 21600" draw:type="rectangle" draw:enhanced-path="M 0 0 L 21600 0 21600 21600 0 21600 0 0 Z N"/></draw:custom-shape><draw:custom-shape draw:style-name="gr15" draw:text-style-name="P89" svg:width="0.726cm" svg:height="0.726cm" svg:x="14.314cm" svg:y="0.773cm"><text:p/><draw:enhanced-geometry svg:viewBox="0 0 21600 21600" draw:type="rectangle" draw:enhanced-path="M 0 0 L 21600 0 21600 21600 0 21600 0 0 Z N"/></draw:custom-shape><draw:custom-shape draw:style-name="gr18" draw:text-style-name="P91" svg:width="0.727cm" svg:height="0.726cm" svg:x="15.039cm" svg:y="0.773cm"><text:p/><draw:enhanced-geometry svg:viewBox="0 0 21600 21600" draw:type="rectangle" draw:enhanced-path="M 0 0 L 21600 0 21600 21600 0 21600 0 0 Z N"/></draw:custom-shape><draw:custom-shape draw:style-name="gr19" draw:text-style-name="P91" svg:width="0.726cm" svg:height="0.726cm" svg:x="15.767cm" svg:y="0.773cm"><text:p/><draw:enhanced-geometry svg:viewBox="0 0 21600 21600" draw:type="rectangle" draw:enhanced-path="M 0 0 L 21600 0 21600 21600 0 21600 0 0 Z N"/></draw:custom-shape><draw:custom-shape draw:style-name="gr19" draw:text-style-name="P91" svg:width="0.726cm" svg:height="0.726cm" svg:x="16.494cm" svg:y="0.773cm"><text:p/><draw:enhanced-geometry svg:viewBox="0 0 21600 21600" draw:type="rectangle" draw:enhanced-path="M 0 0 L 21600 0 21600 21600 0 21600 0 0 Z N"/></draw:custom-shape></draw:g><draw:frame draw:style-name="fr3" draw:name="Objet22" text:anchor-type="as-char" svg:y="-0.958cm" svg:width="3.348cm" svg:height="1.558cm" draw:z-index="41"><draw:object xlink:href="./Object 22" xlink:type="simple" xlink:show="embed" xlink:actuate="onLoad"/><draw:image xlink:href="./ObjectReplacements/Object 22" xlink:type="simple" xlink:show="embed" xlink:actuate="onLoad"/></draw:frame></text:p>
      <text:p text:style-name="P66"/>
      <text:list xml:id="list181257426172422" text:continue-numbering="true" text:style-name="tfNum_20_1_29_">
        <text:list-item>
          <text:p text:style-name="P81"><text:span text:style-name="T43">Cas où le</text:span> dénominateur commun <text:span text:style-name="T42">n’est pas évident</text:span></text:p>
        </text:list-item>
      </text:list>
      <text:p text:style-name="P25"><text:span text:style-name="T36">Ex : </text:span><text:span text:style-name="T37">Calculer</text:span></text:p>
      <text:p text:style-name="P23"><draw:frame draw:style-name="fr3" draw:name="Objet26" text:anchor-type="as-char" svg:y="-0.958cm" svg:width="2.859cm" svg:height="1.558cm" draw:z-index="42"><draw:object xlink:href="./Object 26" xlink:type="simple" xlink:show="embed" xlink:actuate="onLoad"/><draw:image xlink:href="./ObjectReplacements/Object 26" xlink:type="simple" xlink:show="embed" xlink:actuate="onLoad"/></draw:frame></text:p>
      <text:p text:style-name="P49"><text:span text:style-name="T42">On peut choisir 3</text:span><text:span text:style-name="T27">×</text:span><text:span text:style-name="T42">5 comme dénominateur commun :</text:span></text:p>
      <text:p text:style-name="P23"><draw:frame draw:style-name="fr3" draw:name="Objet27" text:anchor-type="as-char" svg:y="-0.958cm" svg:width="5.144cm" svg:height="1.558cm" draw:z-index="43"><draw:object xlink:href="./Object 27" xlink:type="simple" xlink:show="embed" xlink:actuate="onLoad"/><draw:image xlink:href="./ObjectReplacements/Object 27" xlink:type="simple" xlink:show="embed" xlink:actuate="onLoad"/></draw:frame></text:p>
      <text:p text:style-name="P22"/>
      <text:p text:style-name="P22"/>
      <text:p text:style-name="P23"><draw:frame draw:style-name="fr3" draw:name="Objet23" text:anchor-type="as-char" svg:y="-0.958cm" svg:width="2.803cm" svg:height="1.558cm" draw:z-index="44"><draw:object xlink:href="./Object 23" xlink:type="simple" xlink:show="embed" xlink:actuate="onLoad"/><draw:image xlink:href="./ObjectReplacements/Object 23" xlink:type="simple" xlink:show="embed" xlink:actuate="onLoad"/></draw:frame></text:p>
      <text:p text:style-name="P25"><text:span text:style-name="T45">On pourrait choisir 9</text:span><text:span text:style-name="T27">×</text:span><text:span text:style-name="T45">6=54 comme dénominateur commun mais il y a plus astucieux :</text:span></text:p>
      <text:p text:style-name="P50"><text:span text:style-name="T45">En effet, </text:span><text:span text:style-name="T42"><draw:frame draw:style-name="fr3" draw:name="Objet24" text:anchor-type="as-char" svg:y="-0.564cm" svg:width="2.231cm" svg:height="0.707cm" draw:z-index="19"><draw:object xlink:href="./Object 24" xlink:type="simple" xlink:show="embed" xlink:actuate="onLoad"/><draw:image xlink:href="./ObjectReplacements/Object 24" xlink:type="simple" xlink:show="embed" xlink:actuate="onLoad"/></draw:frame></text:span><text:span text:style-name="T42"><text:s/>et </text:span><text:span text:style-name="T42"><draw:frame draw:style-name="fr3" draw:name="Objet25" text:anchor-type="as-char" svg:y="-0.564cm" svg:width="2.249cm" svg:height="0.707cm" draw:z-index="20"><draw:object xlink:href="./Object 25" xlink:type="simple" xlink:show="embed" xlink:actuate="onLoad"/><draw:image xlink:href="./ObjectReplacements/Object 25" xlink:type="simple" xlink:show="embed" xlink:actuate="onLoad"/></draw:frame></text:span><text:span text:style-name="T42"><text:s/></text:span><text:span text:style-name="T45">donc on peut choisir 3</text:span><text:span text:style-name="T27">×</text:span><text:span text:style-name="T45">3</text:span><text:span text:style-name="T27">×</text:span><text:span text:style-name="T45">2=18 :</text:span></text:p>
      <text:p text:style-name="P25"><draw:frame draw:style-name="fr3" draw:name="Objet28" text:anchor-type="as-char" svg:y="-0.958cm" svg:width="5.087cm" svg:height="1.558cm" draw:z-index="24"><draw:object xlink:href="./Object 28" xlink:type="simple" xlink:show="embed" xlink:actuate="onLoad"/><draw:image xlink:href="./ObjectReplacements/Object 28" xlink:type="simple" xlink:show="embed" xlink:actuate="onLoad"/></draw:frame></text:p>
      <text:p text:style-name="P25"/>
      <text:p text:style-name="P25"/>
      <text:p text:style-name="P39"><draw:frame draw:style-name="fr3" draw:name="Objet53" text:anchor-type="as-char" svg:y="-0.958cm" svg:width="3.882cm" svg:height="1.558cm" draw:z-index="49"><draw:object xlink:href="./Object 53" xlink:type="simple" xlink:show="embed" xlink:actuate="onLoad"/><draw:image xlink:href="./ObjectReplacements/Object 53" xlink:type="simple" xlink:show="embed" xlink:actuate="onLoad"/></draw:frame></text:p>
      <text:p text:style-name="P25"/>
      <text:list xml:id="list181256913418293" text:continue-list="list181258109655576" text:style-name="tfNum_20_I_29_">
        <text:list-item>
          <text:p text:style-name="P85">Multiplications de fractions</text:p>
        </text:list-item>
      </text:list>
      <text:p text:style-name="P29"/>
      <text:list xml:id="list181258230808601" text:continue-list="list181257426172422" text:style-name="tfNum_20_1_29_">
        <text:list-item text:start-value="1">
          <text:p text:style-name="P82">Exemple avec un calcul d'aire</text:p>
        </text:list-item>
      </text:list>
      <text:p text:style-name="P30">On décide de construire un rectangle de longueur 5 cm et de largeur 3 cm, puis on partage la longueur de ce rectangle en 2 et sa largeur en 4. On obtient donc un « grand » rectangle contenant 8 « petits » rectangles.</text:p>
      <text:p text:style-name="P30"/>
      <text:p text:style-name="P73">On écrira ci-dessous les dimensions sous forme fractionnaire et non sous forme décimale.</text:p>
      <text:p text:style-name="P30"><draw:g text:anchor-type="paragraph" draw:z-index="3" draw:name="Forme3" draw:style-name="gr20"><draw:polygon draw:style-name="gr21" draw:text-style-name="P92" svg:width="4.399cm" svg:height="7.387cm" svg:x="14.547cm" svg:y="1.672cm" svg:viewBox="0 0 4400 7388" draw:points="0,0 4400,0 4400,7388 0,7388"><text:p/></draw:polygon><draw:g draw:style-name="gr2"><draw:line draw:style-name="gr22" draw:text-style-name="P92" svg:x1="15.646cm" svg:y1="1.672cm" svg:x2="15.646cm" svg:y2="9.06cm"><text:p/></draw:line><draw:line draw:style-name="gr22" draw:text-style-name="P92" svg:x1="17.847cm" svg:y1="1.672cm" svg:x2="17.847cm" svg:y2="9.06cm"><text:p/></draw:line><draw:line draw:style-name="gr22" draw:text-style-name="P92" svg:x1="14.547cm" svg:y1="5.369cm" svg:x2="18.947cm" svg:y2="5.369cm"><text:p/></draw:line><draw:line draw:style-name="gr22" draw:text-style-name="P92" svg:x1="16.748cm" svg:y1="1.672cm" svg:x2="16.748cm" svg:y2="9.06cm"><text:p/></draw:line></draw:g><draw:line draw:style-name="gr23" draw:text-style-name="P92" svg:x1="13.963cm" svg:y1="1.665cm" svg:x2="13.963cm" svg:y2="9.041cm"><text:p/></draw:line><draw:frame draw:style-name="gr24" draw:text-style-name="P93" svg:width="1.862cm" svg:height="1.105cm" svg:x="12.21cm" svg:y="4.863cm"><draw:text-box><text:p text:style-name="P87"><text:span text:style-name="T57">5 cm</text:span></text:p></draw:text-box></draw:frame><draw:line draw:style-name="gr23" draw:text-style-name="P92" svg:x1="14.54cm" svg:y1="1.082cm" svg:x2="18.96cm" svg:y2="1.082cm"><text:p/></draw:line><draw:frame draw:style-name="gr25" draw:text-style-name="P93" svg:width="1.863cm" svg:height="1.105cm" svg:x="15.812cm" svg:y="0.21cm"><draw:text-box><text:p text:style-name="P87"><text:span text:style-name="T57">3 cm</text:span></text:p></draw:text-box></draw:frame></draw:g></text:p>
      <text:list xml:id="list731790599" text:style-name="Numbering_20_5">
        <text:list-item>
          <text:p text:style-name="P74">Longueur d'un petit rectangle : <draw:frame draw:style-name="fr1" draw:name="Objet29" text:anchor-type="as-char" svg:y="-0.93cm" svg:width="1.081cm" svg:height="1.496cm" draw:z-index="25"><draw:object xlink:href="./Object 29" xlink:type="simple" xlink:show="embed" xlink:actuate="onLoad"/><draw:image xlink:href="./ObjectReplacements/Object 29" xlink:type="simple" xlink:show="embed" xlink:actuate="onLoad"/><svg:desc>formule</svg:desc></draw:frame><text:line-break/>Largeur d'un petit rectangle : <draw:frame draw:style-name="fr4" draw:name="Objet30" text:anchor-type="as-char" svg:width="1.085cm" svg:height="1.499cm" draw:z-index="26"><draw:object xlink:href="./Object 30" xlink:type="simple" xlink:show="embed" xlink:actuate="onLoad"/><draw:image xlink:href="./ObjectReplacements/Object 30" xlink:type="simple" xlink:show="embed" xlink:actuate="onLoad"/><svg:desc>formule</svg:desc></draw:frame><text:line-break/>Aire d'un petit rectangle : <text:s text:c="2"/><draw:frame draw:style-name="fr1" draw:name="Objet31" text:anchor-type="as-char" svg:y="-0.93cm" svg:width="3.473cm" svg:height="1.496cm" draw:z-index="27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</text:list-item>
      </text:list>
      <text:p text:style-name="P76"/>
      <text:list xml:id="list181256734008005" text:continue-numbering="true" text:style-name="Numbering_20_5">
        <text:list-item>
          <text:p text:style-name="P75"><text:span text:style-name="T46">Aire du grand rectangle : <text:s text:c="2"/></text:span><text:span text:style-name="T46"><draw:frame draw:style-name="fr1" draw:name="Objet32" text:anchor-type="as-char" svg:y="-0.564cm" svg:width="3.986cm" svg:height="0.702cm" draw:z-index="28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46"><text:line-break/></text:span>Nombre de petits rectangles : <text:s text:c="2"/><draw:frame draw:style-name="fr1" draw:name="Objet33" text:anchor-type="as-char" svg:y="-0.564cm" svg:width="3.618cm" svg:height="0.702cm" draw:z-index="29"><draw:object xlink:href="./Object 33" xlink:type="simple" xlink:show="embed" xlink:actuate="onLoad"/><draw:image xlink:href="./ObjectReplacements/Object 33" xlink:type="simple" xlink:show="embed" xlink:actuate="onLoad"/><svg:desc>formule</svg:desc></draw:frame><text:line-break/><text:span text:style-name="T46">Aire d'un petit rectangle : </text:span><text:span text:style-name="T46"><draw:frame draw:style-name="fr1" draw:name="Objet34" text:anchor-type="as-char" svg:y="-0.93cm" svg:width="5.218cm" svg:height="1.496cm" draw:z-index="30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p>
        </text:list-item>
        <text:list-item>
          <text:p text:style-name="P71"><text:span text:style-name="T46">Bilan, de a) et b), on déduit : </text:span><text:span text:style-name="T46"><draw:frame draw:style-name="fr1" draw:name="Objet35" text:anchor-type="as-char" svg:y="-0.93cm" svg:width="7.179cm" svg:height="1.496cm" draw:z-index="31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</text:list-item>
      </text:list>
      <text:p text:style-name="P29"/>
      <text:list xml:id="list181256885341834" text:continue-list="list181258230808601" text:style-name="tfNum_20_1_29_">
        <text:list-item>
          <text:p text:style-name="P83">Propriété</text:p>
        </text:list-item>
      </text:list>
      <text:p text:style-name="tfCours">Pour multiplier des fractions, il suffit de multiplier les numérateurs entre eux et les dénominateurs entre eux.</text:p>
      <text:p text:style-name="P29"/>
      <text:p text:style-name="P51"><text:span text:style-name="T14">Soient des nombres relatifs </text:span><text:span text:style-name="T15">a</text:span>, <text:span text:style-name="T15">b, </text:span><text:span text:style-name="T16">c</text:span> et <text:span text:style-name="T8">d</text:span> (<text:span text:style-name="T15">b</text:span> et <text:span text:style-name="T8">d</text:span> non nuls) :</text:p>
      <text:p text:style-name="P40"><draw:frame draw:style-name="fr3" draw:name="Objet54" text:anchor-type="as-char" svg:y="-0.958cm" svg:width="2.503cm" svg:height="1.558cm" draw:z-index="50"><draw:object xlink:href="./Object 54" xlink:type="simple" xlink:show="embed" xlink:actuate="onLoad"/><draw:image xlink:href="./ObjectReplacements/Object 54" xlink:type="simple" xlink:show="embed" xlink:actuate="onLoad"/></draw:frame><text:s text:c="14"/></text:p>
      <text:p text:style-name="P4"/>
      <text:p text:style-name="P4"/>
      <text:p text:style-name="P10">Ex :</text:p>
      <text:p text:style-name="P67"><draw:frame draw:style-name="fr3" draw:name="Objet42" text:anchor-type="as-char" svg:y="-0.958cm" svg:width="3.431cm" svg:height="1.558cm" draw:z-index="32"><draw:object xlink:href="./Object 42" xlink:type="simple" xlink:show="embed" xlink:actuate="onLoad"/><draw:image xlink:href="./ObjectReplacements/Object 42" xlink:type="simple" xlink:show="embed" xlink:actuate="onLoad"/></draw:frame></text:p>
      <text:p text:style-name="P67"><draw:frame draw:style-name="fr3" draw:name="Objet43" text:anchor-type="as-char" svg:y="-0.958cm" svg:width="3.156cm" svg:height="1.558cm" draw:z-index="33"><draw:object xlink:href="./Object 43" xlink:type="simple" xlink:show="embed" xlink:actuate="onLoad"/><draw:image xlink:href="./ObjectReplacements/Object 43" xlink:type="simple" xlink:show="embed" xlink:actuate="onLoad"/></draw:frame></text:p>
      <text:p text:style-name="P31"><draw:frame draw:style-name="fr3" draw:name="Objet36" text:anchor-type="as-char" svg:y="-0.958cm" svg:width="4.389cm" svg:height="1.558cm" draw:z-index="34"><draw:object xlink:href="./Object 36" xlink:type="simple" xlink:show="embed" xlink:actuate="onLoad"/><draw:image xlink:href="./ObjectReplacements/Object 36" xlink:type="simple" xlink:show="embed" xlink:actuate="onLoad"/></draw:frame></text:p>
      <text:p text:style-name="P29"/>
      <text:p text:style-name="P29"/>
      <text:list xml:id="list181257505956419" text:continue-numbering="true" text:style-name="tfNum_20_1_29_">
        <text:list-item>
          <text:p text:style-name="P82">Méthode à suivre dans les exercices</text:p>
        </text:list-item>
      </text:list>
      <text:p text:style-name="P26">Essayer de simplifier les fractions <text:span text:style-name="T47">avant</text:span> de multiplier les numérateurs et dénominateurs.</text:p>
      <text:p text:style-name="P29"/>
      <text:p text:style-name="P10">Ex :</text:p>
      <text:p text:style-name="P60"><draw:frame draw:style-name="fr3" draw:name="Objet38" text:anchor-type="as-char" svg:y="-0.958cm" svg:width="3.948cm" svg:height="1.558cm" draw:z-index="35"><draw:object xlink:href="./Object 38" xlink:type="simple" xlink:show="embed" xlink:actuate="onLoad"/><draw:image xlink:href="./ObjectReplacements/Object 38" xlink:type="simple" xlink:show="embed" xlink:actuate="onLoad"/></draw:frame></text:p>
      <text:p text:style-name="P19"><draw:frame draw:style-name="fr3" draw:name="Objet44" text:anchor-type="as-char" svg:y="-0.958cm" svg:width="5.031cm" svg:height="1.558cm" draw:z-index="36"><draw:object xlink:href="./Object 44" xlink:type="simple" xlink:show="embed" xlink:actuate="onLoad"/><draw:image xlink:href="./ObjectReplacements/Object 44" xlink:type="simple" xlink:show="embed" xlink:actuate="onLoad"/></draw:frame></text:p>
      <text:p text:style-name="P20"/>
      <text:list xml:id="list181257736373118" text:continue-numbering="true" text:style-name="tfNum_20_1_29_">
        <text:list-item>
          <text:p text:style-name="P83">Fraction d'une <text:span text:style-name="T44">quantité</text:span></text:p>
        </text:list-item>
      </text:list>
      <text:p text:style-name="P14">Propriété :</text:p>
      <text:p text:style-name="tfCours">Prendre la fraction d'une quantité revient à multiplier <text:span text:style-name="T10">cette quantité par la </text:span>fraction.</text:p>
      <text:p text:style-name="P29"/>
      <text:p text:style-name="P29"/>
      <text:p text:style-name="P29"><text:span text:style-name="T34">Ex 1 :</text:span> Je viens de faire les deux tiers des 6 km qui me séparent de l'école. Combien de km ai-je parcouru ?</text:p>
      <text:p text:style-name="P29"/>
      <text:p text:style-name="P34">Appelon<text:span text:style-name="T53">s</text:span> <text:span text:style-name="T15">D</text:span> cette distance :</text:p>
      <text:p text:style-name="P34"><draw:g text:anchor-type="paragraph" draw:z-index="62" draw:name="Objet de groupe 1" draw:style-name="gr1"><draw:g draw:style-name="gr2"><draw:line draw:style-name="gr3" draw:text-style-name="P86" svg:x1="12.586cm" svg:y1="0.858cm" svg:x2="18.586cm" svg:y2="0.858cm"><text:p/></draw:line><draw:line draw:style-name="gr4" draw:text-style-name="P86" svg:x1="12.59cm" svg:y1="0.734cm" svg:x2="12.59cm" svg:y2="0.984cm"><text:p/></draw:line><draw:line draw:style-name="gr5" draw:text-style-name="P86" svg:x1="16.583cm" svg:y1="0.734cm" svg:x2="16.583cm" svg:y2="0.984cm"><text:p/></draw:line><draw:line draw:style-name="gr6" draw:text-style-name="P86" svg:x1="14.585cm" svg:y1="0.734cm" svg:x2="14.585cm" svg:y2="0.984cm"><text:p/></draw:line><draw:line draw:style-name="gr7" draw:text-style-name="P86" svg:x1="18.578cm" svg:y1="0.734cm" svg:x2="18.578cm" svg:y2="0.984cm"><text:p/></draw:line><draw:line draw:style-name="gr8" draw:text-style-name="P86" svg:x1="15.581cm" svg:y1="0.734cm" svg:x2="15.581cm" svg:y2="0.984cm"><text:p/></draw:line><draw:line draw:style-name="gr9" draw:text-style-name="P86" svg:x1="13.586cm" svg:y1="0.734cm" svg:x2="13.586cm" svg:y2="0.984cm"><text:p/></draw:line><draw:line draw:style-name="gr10" draw:text-style-name="P86" svg:x1="17.579cm" svg:y1="0.734cm" svg:x2="17.579cm" svg:y2="0.984cm"><text:p/></draw:line></draw:g><draw:line draw:style-name="gr11" draw:text-style-name="P86" svg:x1="12.575cm" svg:y1="0.857cm" svg:x2="16.567cm" svg:y2="0.857cm"><text:p/></draw:line><draw:frame draw:style-name="gr12" draw:text-style-name="P88" svg:width="0.248cm" svg:height="0.475cm" svg:x="12.474cm" svg:y="0.21cm"><draw:text-box><text:p text:style-name="P87"><text:span text:style-name="T56">0</text:span></text:p></draw:text-box></draw:frame><draw:frame draw:style-name="gr13" draw:text-style-name="P88" svg:width="0.249cm" svg:height="0.475cm" svg:x="18.454cm" svg:y="0.212cm"><draw:text-box><text:p text:style-name="P87"><text:span text:style-name="T56">6</text:span></text:p></draw:text-box></draw:frame></draw:g><draw:frame draw:style-name="fr3" draw:name="Objet50" text:anchor-type="as-char" svg:y="-0.958cm" svg:width="3.239cm" svg:height="1.558cm" draw:z-index="51"><draw:object xlink:href="./Object 50" xlink:type="simple" xlink:show="embed" xlink:actuate="onLoad"/><draw:image xlink:href="./ObjectReplacements/Object 50" xlink:type="simple" xlink:show="embed" xlink:actuate="onLoad"/></draw:frame></text:p>
      <text:p text:style-name="P29"/>
      <text:p text:style-name="P29">J'ai parcouru<text:span text:style-name="tfMasqué"> 4 </text:span>km.</text:p>
      <text:p text:style-name="P29"/>
      <text:p text:style-name="P29"/>
      <text:p text:style-name="P29"><text:span text:style-name="T34">Ex 2 :</text:span> On prend les deux tiers de la moitié d'un gâteau. Quelle fraction du gâteau a-t-on pris ?</text:p>
      <text:p text:style-name="P29"/>
      <text:p text:style-name="P34">Appelon<text:span text:style-name="T53">s</text:span> <text:span text:style-name="T15">F</text:span> cette fraction 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7"><draw:frame draw:style-name="fr3" draw:name="Objet40" text:anchor-type="as-char" svg:y="-0.958cm" svg:width="3.475cm" svg:height="1.558cm" draw:z-index="52"><draw:object xlink:href="./Object 40" xlink:type="simple" xlink:show="embed" xlink:actuate="onLoad"/><draw:image xlink:href="./ObjectReplacements/Object 40" xlink:type="simple" xlink:show="embed" xlink:actuate="onLoad"/></draw:frame></text:p>
            <text:p text:style-name="P27"/>
            <text:p text:style-name="P27">On a pris <text:span text:style-name="tfMasqué">le tiers</text:span> du gâteau.</text:p>
          </table:table-cell>
          <table:table-cell table:style-name="Tableau6.A1" office:value-type="string">
            <table:table table:name="Tableau7" table:style-name="Tableau7">
              <table:table-column table:style-name="Tableau7.A" table:number-columns-repeated="2"/>
              <table:table-row table:style-name="Tableau7.1">
                <table:table-cell table:style-name="Tableau7.A1" office:value-type="string">
                  <text:p text:style-name="P28"/>
                </table:table-cell>
                <table:table-cell table:style-name="Tableau7.B1" office:value-type="string">
                  <text:p text:style-name="P28"/>
                </table:table-cell>
              </table:table-row>
              <table:table-row table:style-name="Tableau7.1">
                <table:table-cell table:style-name="Tableau7.A2" office:value-type="string">
                  <text:p text:style-name="P28"/>
                </table:table-cell>
                <table:table-cell table:style-name="Tableau7.B2" office:value-type="string">
                  <text:p text:style-name="P28"/>
                </table:table-cell>
              </table:table-row>
              <table:table-row table:style-name="Tableau7.1">
                <table:table-cell table:style-name="Tableau7.A3" office:value-type="string">
                  <text:p text:style-name="P28"/>
                </table:table-cell>
                <table:table-cell table:style-name="Tableau7.B2" office:value-type="string">
                  <text:p text:style-name="P28"/>
                </table:table-cell>
              </table:table-row>
            </table:table>
            <text:p text:style-name="P28"/>
          </table:table-cell>
        </table:table-row>
      </table:table>
      <text:p text:style-name="P24"/>
      <text:list xml:id="list181257109232141" text:continue-list="list181256913418293" text:style-name="tfNum_20_I_29_">
        <text:list-item>
          <text:p text:style-name="P85">Divisions de fractions</text:p>
        </text:list-item>
      </text:list>
      <text:p text:style-name="P32"/>
      <text:list xml:id="list181257967012098" text:continue-list="list181257736373118" text:style-name="tfNum_20_1_29_">
        <text:list-item text:start-value="1">
          <text:p text:style-name="tfTitre_20_1_29_">Inverse d’un nombre</text:p>
        </text:list-item>
      </text:list>
      <text:p text:style-name="P11">Définition :</text:p>
      <text:p text:style-name="tfCours"><text:span text:style-name="T48">Deux nombres sont </text:span><text:span text:style-name="T50">dit « </text:span><text:span text:style-name="T48">inverses l’un de l’autre » lorsque leur produit </text:span><text:span text:style-name="T11">est égal à</text:span><text:span text:style-name="T48"> 1.</text:span></text:p>
      <text:p text:style-name="P32"/>
      <text:p text:style-name="P11">Ex :</text:p>
      <text:p text:style-name="P68"><draw:frame draw:style-name="fr3" draw:name="Objet37" text:anchor-type="as-char" svg:y="-0.958cm" svg:width="3.136cm" svg:height="1.558cm" draw:z-index="53"><draw:object xlink:href="./Object 37" xlink:type="simple" xlink:show="embed" xlink:actuate="onLoad"/><draw:image xlink:href="./ObjectReplacements/Object 37" xlink:type="simple" xlink:show="embed" xlink:actuate="onLoad"/></draw:frame></text:p>
      <text:p text:style-name="P68"><draw:frame draw:style-name="fr3" draw:name="Objet39" text:anchor-type="as-char" svg:y="-0.961cm" svg:width="4.568cm" svg:height="1.565cm" draw:z-index="54"><draw:object xlink:href="./Object 39" xlink:type="simple" xlink:show="embed" xlink:actuate="onLoad"/><draw:image xlink:href="./ObjectReplacements/Object 39" xlink:type="simple" xlink:show="embed" xlink:actuate="onLoad"/></draw:frame></text:p>
      <text:p text:style-name="P32"><draw:frame draw:style-name="fr3" draw:name="Objet41" text:anchor-type="as-char" svg:y="-0.958cm" svg:width="3.417cm" svg:height="1.558cm" draw:z-index="55"><draw:object xlink:href="./Object 41" xlink:type="simple" xlink:show="embed" xlink:actuate="onLoad"/><draw:image xlink:href="./ObjectReplacements/Object 41" xlink:type="simple" xlink:show="embed" xlink:actuate="onLoad"/></draw:frame></text:p>
      <text:p text:style-name="P32"/>
      <text:p text:style-name="P32"/>
      <text:p text:style-name="P11">Propriété :</text:p>
      <text:p text:style-name="P78">Soient deux nombres <text:span text:style-name="T15">a</text:span> et <text:span text:style-name="T15">b</text:span> non nuls,</text:p>
      <text:p text:style-name="P78">l’inverse de <text:span text:style-name="T15">a</text:span> est </text:p>
      <text:p text:style-name="P42">l’inverse de <draw:frame draw:style-name="fr3" draw:name="Objet46" text:anchor-type="as-char" svg:y="-0.958cm" svg:width="0.797cm" svg:height="1.558cm" draw:z-index="37"><draw:object xlink:href="./Object 46" xlink:type="simple" xlink:show="embed" xlink:actuate="onLoad"/><draw:image xlink:href="./ObjectReplacements/Object 46" xlink:type="simple" xlink:show="embed" xlink:actuate="onLoad"/></draw:frame><text:s/>est </text:p>
      <text:p text:style-name="P32"/>
      <text:p text:style-name="P32"/>
      <text:p text:style-name="P13">Remarques :</text:p>
      <text:list xml:id="list181256823013353" text:continue-list="list2714296057" text:style-name="tfPuce">
        <text:list-item>
          <text:p text:style-name="P45">Le nombre 0 n’a pas d’inverse.</text:p>
        </text:list-item>
        <text:list-item>
          <text:p text:style-name="P45">Ne pas confondre « opposé » (somme égale à 0) et « inverse » (produit égal à 1) : L’opposé de 5 est –5 mais l’inverse de 5 est <draw:frame draw:style-name="fr3" draw:name="Objet49" text:anchor-type="as-char" svg:y="-0.958cm" svg:width="2.104cm" svg:height="1.558cm" draw:z-index="38"><draw:object xlink:href="./Object 49" xlink:type="simple" xlink:show="embed" xlink:actuate="onLoad"/><draw:image xlink:href="./ObjectReplacements/Object 49" xlink:type="simple" xlink:show="embed" xlink:actuate="onLoad"/></draw:frame>.</text:p>
        </text:list-item>
        <text:list-item>
          <text:p text:style-name="P44"><text:span text:style-name="T51">Un nombre et son inverse sont </text:span><text:span text:style-name="T12">d</text:span><text:span text:style-name="T51">e même signe. </text:span></text:p>
        </text:list-item>
      </text:list>
      <text:list xml:id="list181258459331359" text:continue-list="list181257967012098" text:style-name="tfNum_20_1_29_">
        <text:list-item>
          <text:p text:style-name="P81">Divisions de fraction<text:span text:style-name="T49">s</text:span></text:p>
        </text:list-item>
      </text:list>
      <text:p text:style-name="P12">Propriété :</text:p>
      <text:p text:style-name="tfCours">Diviser par un nombre non nul revient à multiplier par son inverse</text:p>
      <text:p text:style-name="P33"/>
      <text:p text:style-name="P41"><text:span text:style-name="T14">Soient des nombres relatifs </text:span><text:span text:style-name="T15">a</text:span>, <text:span text:style-name="T15">b, </text:span><text:span text:style-name="T16">c</text:span> et <text:span text:style-name="T8">d</text:span> (<text:span text:style-name="T15">b</text:span><text:span text:style-name="T52">, </text:span><text:span text:style-name="T16">c</text:span> et <text:span text:style-name="T8">d</text:span> non nuls) :</text:p>
      <text:p text:style-name="P40"><draw:frame draw:style-name="fr3" draw:name="Objet55" text:anchor-type="as-char" svg:y="-1.806cm" svg:width="1.628cm" svg:height="3.256cm" draw:z-index="56"><draw:object xlink:href="./Object 55" xlink:type="simple" xlink:show="embed" xlink:actuate="onLoad"/><draw:image xlink:href="./ObjectReplacements/Object 55" xlink:type="simple" xlink:show="embed" xlink:actuate="onLoad"/></draw:frame><text:s text:c="23"/></text:p>
      <text:p text:style-name="P33"/>
      <text:p text:style-name="P12">Ex :</text:p>
      <text:p text:style-name="P69"><draw:frame draw:style-name="fr3" draw:name="Objet45" text:anchor-type="as-char" svg:y="-0.958cm" svg:width="4.981cm" svg:height="2.408cm" draw:z-index="45"><draw:object xlink:href="./Object 45" xlink:type="simple" xlink:show="embed" xlink:actuate="onLoad"/><draw:image xlink:href="./ObjectReplacements/Object 45" xlink:type="simple" xlink:show="embed" xlink:actuate="onLoad"/></draw:frame></text:p>
      <text:p text:style-name="P70"><draw:frame draw:style-name="fr3" draw:name="Objet47" text:anchor-type="as-char" svg:y="-1.806cm" svg:width="3.678cm" svg:height="3.256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70"><draw:frame draw:style-name="fr3" draw:name="Objet48" text:anchor-type="as-char" svg:y="-1.806cm" svg:width="3.355cm" svg:height="2.408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34"><draw:frame draw:style-name="fr3" draw:name="Objet51" text:anchor-type="as-char" svg:y="-1.806cm" svg:width="3.424cm" svg:height="3.256cm" draw:z-index="48"><draw:object xlink:href="./Object 51" xlink:type="simple" xlink:show="embed" xlink:actuate="onLoad"/><draw:image xlink:href="./ObjectReplacements/Object 5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/>
    <style:font-face style:name="Times New Roman3" svg:font-family="'Times New Roman'" style:font-adornments="Normal" style:font-family-generic="roman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1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2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1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1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3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0H19M50S</meta:editing-duration>
    <meta:editing-cycles>120</meta:editing-cycles>
    <meta:generator>LibreOffice/7.3.7.2$Linux_X86_64 LibreOffice_project/30$Build-2</meta:generator>
    <meta:initial-creator>Véronique et Thibaud FONTANET</meta:initial-creator>
    <dc:date>2025-07-12T18:12:56.210456788</dc:date>
    <meta:print-date>2015-03-21T18:42:51.093000000</meta:print-date>
    <meta:document-statistic meta:table-count="2" meta:image-count="0" meta:object-count="59" meta:page-count="11" meta:paragraph-count="116" meta:word-count="671" meta:character-count="3511" meta:non-whitespace-character-count="2858"/>
  </office:meta>
</office:document-meta>
</file>

<file path=Object 1/content.xml><?xml version="1.0" encoding="utf-8"?>
<math xmlns="http://www.w3.org/1998/Math/MathML" display="block">
  <semantics>
    <mrow>
      <mfrac>
        <mi>a</mi>
        <mi>b</mi>
      </mfrac>
      <mo stretchy="false">=</mo>
      <mfrac>
        <mrow>
          <mi>a</mi>
          <mo stretchy="false">×</mo>
          <mi>k</mi>
        </mrow>
        <mrow>
          <mi>b</mi>
          <mo stretchy="false">×</mo>
          <mi>k</mi>
        </mrow>
      </mfrac>
    </mrow>
    <annotation encoding="StarMath 5.0">{{alignc {a}over{b}}}={{alignc {a times k}over{b times k}}}%%&lt;cmathArbre&gt;«=­«/­a­b»­«/­«*­a­k»­«*­b­k»»»&lt;/cmathArbre&gt;&lt;cmathFormule&gt;a/b=(a*k)/(b*k)&lt;/cmathFormule&gt;</annotation>
  </semantics>
</math>
</file>

<file path=Object 10/content.xml><?xml version="1.0" encoding="utf-8"?>
<math xmlns="http://www.w3.org/1998/Math/MathML" display="block">
  <semantics>
    <mrow>
      <mrow>
        <mo stretchy="false">−</mo>
        <mn>3</mn>
      </mrow>
      <mo stretchy="false">=</mo>
      <mrow>
        <mo stretchy="false">−</mo>
        <mfrac>
          <mn>3</mn>
          <mn>1</mn>
        </mfrac>
      </mrow>
      <mo stretchy="false">=</mo>
      <mrow/>
    </mrow>
    <annotation encoding="StarMath 5.0">{-3}={{-{alignc {3}over{1}}}={}}%%&lt;cmathArbre&gt;«=­«-­3»­«=­«-­«/­3­1»»­»»&lt;/cmathArbre&gt;&lt;cmathFormule&gt;-3=-3/1=&lt;/cmathFormule&gt;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{{alignc {a}over{b}}}={{alignc {c}over{d}}}%%&lt;cmathArbre&gt;«=­«/­a­b»­«/­c­d»»&lt;/cmathArbre&gt;&lt;cmathFormule&gt;a/b=c/d&lt;/cmathFormule&gt;</annotation>
  </semantics>
</math>
</file>

<file path=Object 12/content.xml><?xml version="1.0" encoding="utf-8"?>
<math xmlns="http://www.w3.org/1998/Math/MathML" display="block">
  <semantics>
    <mrow>
      <mrow>
        <mi>a</mi>
        <mo stretchy="false">×</mo>
        <mi>d</mi>
      </mrow>
      <mo stretchy="false">=</mo>
      <mrow>
        <mi>b</mi>
        <mo stretchy="false">×</mo>
        <mi>c</mi>
      </mrow>
    </mrow>
    <annotation encoding="StarMath 5.0">{a times d}={b times c}%%&lt;cmathArbre&gt;«=­«*­a­d»­«*­b­c»»&lt;/cmathArbre&gt;&lt;cmathFormule&gt;a*d=b*c&lt;/cmathFormule&gt;</annotation>
  </semantics>
</math>
</file>

<file path=Object 13/content.xml><?xml version="1.0" encoding="utf-8"?>
<math xmlns="http://www.w3.org/1998/Math/MathML" display="block">
  <semantics>
    <mrow>
      <mrow>
        <mi>a</mi>
        <mo stretchy="false">×</mo>
        <mi>d</mi>
      </mrow>
      <mo stretchy="false">=</mo>
      <mrow>
        <mi>b</mi>
        <mo stretchy="false">×</mo>
        <mi>c</mi>
      </mrow>
    </mrow>
    <annotation encoding="StarMath 5.0">{a times d}={b times c}%%&lt;cmathArbre&gt;«=­«*­a­d»­«*­b­c»»&lt;/cmathArbre&gt;&lt;cmathFormule&gt;a*d=b*c&lt;/cmathFormule&gt;</annotation>
  </semantics>
</math>
</file>

<file path=Object 14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{{alignc {a}over{b}}}={{alignc {c}over{d}}}%%&lt;cmathArbre&gt;«=­«/­a­b»­«/­c­d»»&lt;/cmathArbre&gt;&lt;cmathFormule&gt;a/b=c/d&lt;/cmathFormule&gt;</annotation>
  </semantics>
</math>
</file>

<file path=Object 15/content.xml><?xml version="1.0" encoding="utf-8"?>
<math xmlns="http://www.w3.org/1998/Math/MathML" display="block">
  <semantics>
    <mrow>
      <mfrac>
        <mi>a</mi>
        <mi>b</mi>
      </mfrac>
      <mo stretchy="false">=</mo>
      <mfrac>
        <mrow>
          <mi>a</mi>
          <mo stretchy="false">×</mo>
          <mi>d</mi>
        </mrow>
        <mrow>
          <mi>b</mi>
          <mo stretchy="false">×</mo>
          <mi>d</mi>
        </mrow>
      </mfrac>
    </mrow>
    <annotation encoding="StarMath 5.0">{{alignc {a}over{b}}}={{alignc {a times d}over{b times d}}}%%&lt;cmathArbre&gt;«=­«/­a­b»­«/­«*­a­d»­«*­b­d»»»&lt;/cmathArbre&gt;&lt;cmathFormule&gt;a/b=(a*d)/(b*d)&lt;/cmathFormule&gt;</annotation>
  </semantics>
</math>
</file>

<file path=Object 16/content.xml><?xml version="1.0" encoding="utf-8"?>
<math xmlns="http://www.w3.org/1998/Math/MathML" display="block">
  <semantics>
    <mrow>
      <mfrac>
        <mi>c</mi>
        <mi>d</mi>
      </mfrac>
      <mo stretchy="false">=</mo>
      <mfrac>
        <mrow>
          <mi>b</mi>
          <mo stretchy="false">×</mo>
          <mi>c</mi>
        </mrow>
        <mrow>
          <mi>b</mi>
          <mo stretchy="false">×</mo>
          <mi>d</mi>
        </mrow>
      </mfrac>
    </mrow>
    <annotation encoding="StarMath 5.0">{{alignc {c}over{d}}}={{alignc {b times c}over{b times d}}}%%&lt;cmathArbre&gt;«=­«/­c­d»­«/­«*­b­c»­«*­b­d»»»&lt;/cmathArbre&gt;&lt;cmathFormule&gt;c/d=(b*c)/(b*d)&lt;/cmathFormule&gt;</annotation>
  </semantics>
</math>
</file>

<file path=Object 17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{{alignc {a}over{b}}}={{alignc {c}over{d}}}%%&lt;cmathArbre&gt;«=­«/­a­b»­«/­c­d»»&lt;/cmathArbre&gt;&lt;cmathFormule&gt;a/b=c/d&lt;/cmathFormule&gt;</annotation>
  </semantics>
</math>
</file>

<file path=Object 18/content.xml><?xml version="1.0" encoding="utf-8"?>
<math xmlns="http://www.w3.org/1998/Math/MathML" display="block">
  <semantics>
    <mrow>
      <mfrac>
        <mn>10</mn>
        <mn>17</mn>
      </mfrac>
      <mo stretchy="false">≠</mo>
      <mfrac>
        <mn>3</mn>
        <mn>5</mn>
      </mfrac>
    </mrow>
    <annotation encoding="StarMath 5.0">{{alignc {10}over{17}}} neq {{alignc {3}over{5}}}%%&lt;cmathArbre&gt;«&lt;&gt;­«/­10­17»­«/­3­5»»&lt;/cmathArbre&gt;&lt;cmathFormule&gt;10/17&lt;&gt;3/5&lt;/cmathFormule&gt;</annotation>
  </semantics>
</math>
</file>

<file path=Object 19/content.xml><?xml version="1.0" encoding="utf-8"?>
<math xmlns="http://www.w3.org/1998/Math/MathML" display="block">
  <semantics>
    <mrow>
      <mi>A</mi>
      <mo stretchy="false">=</mo>
      <mrow>
        <mfrac>
          <mn>2</mn>
          <mn>5</mn>
        </mfrac>
        <mo stretchy="false">+</mo>
        <mfrac>
          <mn>1</mn>
          <mn>5</mn>
        </mfrac>
      </mrow>
      <mo stretchy="false">=</mo>
      <mrow/>
    </mrow>
    <annotation encoding="StarMath 5.0">{A}={{{{alignc {2}over{5}}}+{{alignc {1}over{5}}}}={}}%%&lt;cmathArbre&gt;«=­varMaj A­«=­«+­«/­2­5»­«/­1­5»»­»»&lt;/cmathArbre&gt;&lt;cmathFormule&gt;A=2/5+1/5=&lt;/cmathFormule&gt;</annotation>
  </semantics>
</math>
</file>

<file path=Object 2/content.xml><?xml version="1.0" encoding="utf-8"?>
<math xmlns="http://www.w3.org/1998/Math/MathML" display="block">
  <semantics>
    <mrow>
      <mtext>A</mtext>
      <mo stretchy="false">=</mo>
      <mfrac>
        <mrow>
          <mo stretchy="false">−</mo>
          <mn>36</mn>
        </mrow>
        <mn>54</mn>
      </mfrac>
      <mo stretchy="false">=</mo>
      <mfrac>
        <mrow>
          <mrow>
            <mo stretchy="false">−</mo>
            <mn>6</mn>
          </mrow>
          <mo stretchy="false">×</mo>
          <mn>6</mn>
        </mrow>
        <mrow>
          <mn>9</mn>
          <mo stretchy="false">×</mo>
          <mn>6</mn>
        </mrow>
      </mfrac>
      <mo stretchy="false">=</mo>
      <mtext/>
    </mrow>
    <annotation encoding="StarMath 5.0">{"A"}={{{alignc {-36}over{54}}}={{{alignc {-6 times 6}over{9 times 6}}}={""}}}%%&lt;cmathArbre&gt;«=­varMaj A­«=­«/­«-­36»­54»­«=­«/­«-­«*­6­6»»­«*­9­6»»­«""­»»»»&lt;/cmathArbre&gt;&lt;cmathFormule&gt;A=(-36)/54=(-6*6)/(9*6)=""&lt;/cmathFormule&gt;</annotation>
  </semantics>
</math>
</file>

<file path=Object 20/content.xml><?xml version="1.0" encoding="utf-8"?>
<math xmlns="http://www.w3.org/1998/Math/MathML" display="block">
  <semantics>
    <mrow>
      <mfrac>
        <mrow>
          <mi>a</mi>
          <mo stretchy="false">×</mo>
          <mi>d</mi>
        </mrow>
        <mrow>
          <mi>b</mi>
          <mo stretchy="false">×</mo>
          <mi>d</mi>
        </mrow>
      </mfrac>
      <mo stretchy="false">=</mo>
      <mfrac>
        <mrow>
          <mi>b</mi>
          <mo stretchy="false">×</mo>
          <mi>c</mi>
        </mrow>
        <mrow>
          <mi>b</mi>
          <mo stretchy="false">×</mo>
          <mi>d</mi>
        </mrow>
      </mfrac>
    </mrow>
    <annotation encoding="StarMath 5.0">{{alignc {a times d}over{b times d}}}={{alignc {b times c}over{b times d}}}%%&lt;cmathArbre&gt;«=­«/­«*­a­d»­«*­b­d»»­«/­«*­b­c»­«*­b­d»»»&lt;/cmathArbre&gt;&lt;cmathFormule&gt;(a*d)/(b*d)=(b*c)/(b*d)&lt;/cmathFormule&gt;</annotation>
  </semantics>
</math>
</file>

<file path=Object 21/content.xml><?xml version="1.0" encoding="utf-8"?>
<math xmlns="http://www.w3.org/1998/Math/MathML" display="block">
  <semantics>
    <mrow>
      <mi>B</mi>
      <mo stretchy="false">=</mo>
      <mrow>
        <mfrac>
          <mn>3</mn>
          <mrow>
            <mo stretchy="false">−</mo>
            <mn>7</mn>
          </mrow>
        </mfrac>
        <mo stretchy="false">−</mo>
        <mfrac>
          <mn>8</mn>
          <mn>7</mn>
        </mfrac>
      </mrow>
      <mo stretchy="false">=</mo>
      <mrow/>
    </mrow>
    <annotation encoding="StarMath 5.0">{B}={{{{alignc {3}over{-7}}}-{{alignc {8}over{7}}}}={}}%%&lt;cmathArbre&gt;«=­varMaj B­«=­«-­«/­3­«-­7»»­«/­8­7»»­»»&lt;/cmathArbre&gt;&lt;cmathFormule&gt;B=3/-7-8/7=&lt;/cmathFormule&gt;</annotation>
  </semantics>
</math>
</file>

<file path=Object 22/content.xml><?xml version="1.0" encoding="utf-8"?>
<math xmlns="http://www.w3.org/1998/Math/MathML" display="block">
  <semantics>
    <mrow>
      <mi>C</mi>
      <mo stretchy="false">=</mo>
      <mrow>
        <mfrac>
          <mn>1</mn>
          <mn>4</mn>
        </mfrac>
        <mo stretchy="false">+</mo>
        <mfrac>
          <mn>3</mn>
          <mn>8</mn>
        </mfrac>
      </mrow>
      <mo stretchy="false">=</mo>
      <mrow/>
    </mrow>
    <annotation encoding="StarMath 5.0">{C}={{{{alignc {1}over{4}}}+{{alignc {3}over{8}}}}={}}%%&lt;cmathArbre&gt;«=­varMaj C­«=­«+­«/­1­4»­«/­3­8»»­»»&lt;/cmathArbre&gt;&lt;cmathFormule&gt;C=1/4+3/8=&lt;/cmathFormule&gt;</annotation>
  </semantics>
</math>
</file>

<file path=Object 23/content.xml><?xml version="1.0" encoding="utf-8"?>
<math xmlns="http://www.w3.org/1998/Math/MathML" display="block">
  <semantics>
    <mrow>
      <mi>E</mi>
      <mo stretchy="false">=</mo>
      <mrow>
        <mfrac>
          <mn>5</mn>
          <mn>9</mn>
        </mfrac>
        <mo stretchy="false">+</mo>
        <mfrac>
          <mn>1</mn>
          <mn>6</mn>
        </mfrac>
      </mrow>
    </mrow>
    <annotation encoding="StarMath 5.0">{E}={{{alignc {5}over{9}}}+{{alignc {1}over{6}}}}%%&lt;cmathArbre&gt;«=­varMaj E­«+­«/­5­9»­«/­1­6»»»&lt;/cmathArbre&gt;&lt;cmathFormule&gt;E=5/9+1/6&lt;/cmathFormule&gt;</annotation>
  </semantics>
</math>
</file>

<file path=Object 24/content.xml><?xml version="1.0" encoding="utf-8"?>
<math xmlns="http://www.w3.org/1998/Math/MathML" display="block">
  <semantics>
    <mrow>
      <mn>9</mn>
      <mo stretchy="false">=</mo>
      <mrow>
        <mn>3</mn>
        <mo stretchy="false">×</mo>
        <mn>3</mn>
      </mrow>
    </mrow>
    <annotation encoding="StarMath 5.0">{9}={3 times 3}%%&lt;cmathArbre&gt;«=­9­«*­3­3»»&lt;/cmathArbre&gt;&lt;cmathFormule&gt;9=3*3&lt;/cmathFormule&gt;</annotation>
  </semantics>
</math>
</file>

<file path=Object 25/content.xml><?xml version="1.0" encoding="utf-8"?>
<math xmlns="http://www.w3.org/1998/Math/MathML" display="block">
  <semantics>
    <mrow>
      <mn>6</mn>
      <mo stretchy="false">=</mo>
      <mrow>
        <mn>3</mn>
        <mo stretchy="false">×</mo>
        <mn>2</mn>
      </mrow>
    </mrow>
    <annotation encoding="StarMath 5.0">{6}={3 times 2}%%&lt;cmathArbre&gt;«=­6­«*­3­2»»&lt;/cmathArbre&gt;&lt;cmathFormule&gt;6=3*2&lt;/cmathFormule&gt;</annotation>
  </semantics>
</math>
</file>

<file path=Object 26/content.xml><?xml version="1.0" encoding="utf-8"?>
<math xmlns="http://www.w3.org/1998/Math/MathML" display="block">
  <semantics>
    <mrow>
      <mi>D</mi>
      <mo stretchy="false">=</mo>
      <mrow>
        <mfrac>
          <mn>1</mn>
          <mn>3</mn>
        </mfrac>
        <mo stretchy="false">+</mo>
        <mfrac>
          <mn>2</mn>
          <mn>5</mn>
        </mfrac>
      </mrow>
    </mrow>
    <annotation encoding="StarMath 5.0">{D}={{{alignc {1}over{3}}}+{{alignc {2}over{5}}}}%%&lt;cmathArbre&gt;«=­varMaj D­«+­«/­1­3»­«/­2­5»»»&lt;/cmathArbre&gt;&lt;cmathFormule&gt;D=1/3+2/5&lt;/cmathFormule&gt;</annotation>
  </semantics>
</math>
</file>

<file path=Object 27/content.xml><?xml version="1.0" encoding="utf-8"?>
<math xmlns="http://www.w3.org/1998/Math/MathML" display="block">
  <semantics>
    <mrow>
      <mi>D</mi>
      <mo stretchy="false">=</mo>
      <mrow>
        <mfrac>
          <mrow>
            <mn>1</mn>
            <mo stretchy="false">×</mo>
            <mtext>  </mtext>
          </mrow>
          <mrow>
            <mn>3</mn>
            <mo stretchy="false">×</mo>
            <mtext>  </mtext>
          </mrow>
        </mfrac>
        <mo stretchy="false">+</mo>
        <mfrac>
          <mrow>
            <mn>2</mn>
            <mo stretchy="false">×</mo>
            <mtext>  </mtext>
          </mrow>
          <mrow>
            <mn>5</mn>
            <mo stretchy="false">×</mo>
            <mtext>  </mtext>
          </mrow>
        </mfrac>
      </mrow>
      <mo stretchy="false">=</mo>
      <mrow/>
    </mrow>
    <annotation encoding="StarMath 5.0">{D}={{{{alignc {1 times "  "}over{3 times "  "}}}+{{alignc {2 times "  "}over{5 times "  "}}}}={}}%%&lt;cmathArbre&gt;«=­varMaj D­«=­«+­«/­«*­1­«""­  »»­«*­3­«""­  »»»­«/­«*­2­«""­  »»­«*­5­«""­  »»»»­»»&lt;/cmathArbre&gt;&lt;cmathFormule&gt;D=(1*"  ")/(3*"  ")+(2*"  ")/(5*"  ")=&lt;/cmathFormule&gt;</annotation>
  </semantics>
</math>
</file>

<file path=Object 28/content.xml><?xml version="1.0" encoding="utf-8"?>
<math xmlns="http://www.w3.org/1998/Math/MathML" display="block">
  <semantics>
    <mrow>
      <mi>E</mi>
      <mo stretchy="false">=</mo>
      <mrow>
        <mfrac>
          <mrow>
            <mn>5</mn>
            <mo stretchy="false">×</mo>
            <mtext>  </mtext>
          </mrow>
          <mrow>
            <mn>9</mn>
            <mo stretchy="false">×</mo>
            <mtext>  </mtext>
          </mrow>
        </mfrac>
        <mo stretchy="false">+</mo>
        <mfrac>
          <mrow>
            <mn>1</mn>
            <mo stretchy="false">×</mo>
            <mtext>  </mtext>
          </mrow>
          <mrow>
            <mn>6</mn>
            <mo stretchy="false">×</mo>
            <mtext>  </mtext>
          </mrow>
        </mfrac>
      </mrow>
      <mo stretchy="false">=</mo>
      <mrow/>
    </mrow>
    <annotation encoding="StarMath 5.0">{E}={{{{alignc {5 times "  "}over{9 times "  "}}}+{{alignc {1 times "  "}over{6 times "  "}}}}={}}%%&lt;cmathArbre&gt;«=­varMaj E­«=­«+­«/­«*­5­«""­  »»­«*­9­«""­  »»»­«/­«*­1­«""­  »»­«*­6­«""­  »»»»­»»&lt;/cmathArbre&gt;&lt;cmathFormule&gt;E=(5*"  ")/(9*"  ")+(1*"  ")/(6*"  ")=&lt;/cmathFormule&gt;</annotation>
  </semantics>
</math>
</file>

<file path=Object 29/content.xml><?xml version="1.0" encoding="utf-8"?>
<math xmlns="http://www.w3.org/1998/Math/MathML" display="block">
  <semantics>
    <mfrac>
      <mspace width="6em"/>
      <mrow/>
    </mfrac>
    <annotation encoding="StarMath 5.0">{ ~~~ } over { }</annotation>
  </semantics>
</math>
</file>

<file path=Object 3/content.xml><?xml version="1.0" encoding="utf-8"?>
<math xmlns="http://www.w3.org/1998/Math/MathML" display="block">
  <semantics>
    <mrow>
      <mi>B</mi>
      <mo stretchy="false">=</mo>
      <mfrac>
        <mn>2</mn>
        <mrow>
          <mo stretchy="false">−</mo>
          <mn>3,2</mn>
        </mrow>
      </mfrac>
      <mo stretchy="false">=</mo>
      <mrow/>
    </mrow>
    <annotation encoding="StarMath 5.0">{B}={{{alignc {2}over{-3,2}}}={}}%%&lt;cmathArbre&gt;«=­varMaj B­«=­«/­2­«-­3.2»»­»»&lt;/cmathArbre&gt;&lt;cmathFormule&gt;B=2/(-3.2)=&lt;/cmathFormule&gt;</annotation>
  </semantics>
</math>
</file>

<file path=Object 30/content.xml><?xml version="1.0" encoding="utf-8"?>
<math xmlns="http://www.w3.org/1998/Math/MathML">
  <semantics>
    <mfrac>
      <mi/>
    </mfrac>
    <annotation encoding="StarMath 5.0">{ ~~~ } over { }</annotation>
  </semantics>
</math>
</file>

<file path=Object 31/content.xml><?xml version="1.0" encoding="utf-8"?>
<math xmlns="http://www.w3.org/1998/Math/MathML" display="block">
  <semantics>
    <mrow>
      <mi>A</mi>
      <mo stretchy="false">=</mo>
      <mrow>
        <mfrac>
          <mspace width="6em"/>
          <mrow/>
        </mfrac>
        <mo stretchy="false">×</mo>
        <mfrac>
          <mspace width="6em"/>
          <mrow/>
        </mfrac>
      </mrow>
    </mrow>
    <annotation encoding="StarMath 5.0">A={{~~~} over { }} times {{~~~} over { }}</annotation>
  </semantics>
</math>
</file>

<file path=Object 32/content.xml><?xml version="1.0" encoding="utf-8"?>
<math xmlns="http://www.w3.org/1998/Math/MathML" display="block">
  <semantics>
    <mrow>
      <mi>A</mi>
      <mrow>
        <mi>'</mi>
        <mo stretchy="false">=</mo>
        <mrow>
          <mspace width="8em"/>
          <mo stretchy="false">×</mo>
          <mspace width="8em"/>
        </mrow>
      </mrow>
    </mrow>
    <annotation encoding="StarMath 5.0">A' = {~~~~} times {~~~~}</annotation>
  </semantics>
</math>
</file>

<file path=Object 33/content.xml><?xml version="1.0" encoding="utf-8"?>
<math xmlns="http://www.w3.org/1998/Math/MathML" display="block">
  <semantics>
    <mrow>
      <mi>n</mi>
      <mo stretchy="false">=</mo>
      <mrow>
        <mspace width="8em"/>
        <mo stretchy="false">×</mo>
        <mspace width="8em"/>
      </mrow>
    </mrow>
    <annotation encoding="StarMath 5.0">n = {~~~~} times {~~~~}</annotation>
  </semantics>
</math>
</file>

<file path=Object 34/content.xml><?xml version="1.0" encoding="utf-8"?>
<math xmlns="http://www.w3.org/1998/Math/MathML" display="block">
  <semantics>
    <mrow>
      <mi>A</mi>
      <mo stretchy="false">=</mo>
      <mfrac>
        <mrow>
          <mi>A</mi>
          <mi>'</mi>
        </mrow>
        <mi>n</mi>
      </mfrac>
      <mo stretchy="false">=</mo>
      <mfrac>
        <mrow>
          <mspace width="8em"/>
          <mo stretchy="false">×</mo>
          <mspace width="8em"/>
        </mrow>
        <mrow>
          <mspace width="8em"/>
          <mo stretchy="false">×</mo>
          <mspace width="8em"/>
        </mrow>
      </mfrac>
    </mrow>
    <annotation encoding="StarMath 5.0">A={A'} over n = {~~~~ times ~~~~} over {~~~~ times ~~~~}</annotation>
  </semantics>
</math>
</file>

<file path=Object 35/content.xml><?xml version="1.0" encoding="utf-8"?>
<math xmlns="http://www.w3.org/1998/Math/MathML" display="block">
  <semantics>
    <mrow>
      <mi>A</mi>
      <mo stretchy="false">=</mo>
      <mrow>
        <mfrac>
          <mspace width="8em"/>
          <mrow/>
        </mfrac>
        <mo stretchy="false">×</mo>
        <mfrac>
          <mspace width="8em"/>
          <mrow/>
        </mfrac>
      </mrow>
      <mo stretchy="false">=</mo>
      <mfrac>
        <mrow>
          <mspace width="8em"/>
          <mo stretchy="false">×</mo>
          <mspace width="8em"/>
        </mrow>
        <mrow>
          <mspace width="8em"/>
          <mo stretchy="false">×</mo>
          <mspace width="8em"/>
        </mrow>
      </mfrac>
    </mrow>
    <annotation encoding="StarMath 5.0">A={{~~~~} over { }} times {{~~~~} over { }} = {~~~~ times ~~~~} over {~~~~ times ~~~~}</annotation>
  </semantics>
</math>
</file>

<file path=Object 36/content.xml><?xml version="1.0" encoding="utf-8"?>
<math xmlns="http://www.w3.org/1998/Math/MathML" display="block">
  <semantics>
    <mrow>
      <mi>C</mi>
      <mo stretchy="false">=</mo>
      <mrow>
        <mfrac>
          <mn>7</mn>
          <mrow>
            <mo stretchy="false">−</mo>
            <mn>5</mn>
          </mrow>
        </mfrac>
        <mo stretchy="false">×</mo>
        <mfrac>
          <mrow>
            <mo stretchy="false">−</mo>
            <mn>2</mn>
          </mrow>
          <mn>3</mn>
        </mfrac>
      </mrow>
      <mo stretchy="false">=</mo>
      <mrow/>
    </mrow>
    <annotation encoding="StarMath 5.0">{C}={{{alignc {7}over{-5}} times {alignc {-2}over{3}}}={}}%%&lt;cmathArbre&gt;«=­varMaj C­«=­«*­«/­7­«-­5»»­«/­«-­2»­3»»­»»&lt;/cmathArbre&gt;&lt;cmathFormule&gt;C=7/(-5)*(-2)/3=&lt;/cmathFormule&gt;</annotation>
  </semantics>
</math>
</file>

<file path=Object 37/content.xml><?xml version="1.0" encoding="utf-8"?>
<math xmlns="http://www.w3.org/1998/Math/MathML" display="block">
  <semantics>
    <mrow>
      <mi>A</mi>
      <mo stretchy="false">=</mo>
      <mrow>
        <mn>3</mn>
        <mo stretchy="false">×</mo>
        <mfrac>
          <mn>1</mn>
          <mn>3</mn>
        </mfrac>
      </mrow>
      <mo stretchy="false">=</mo>
      <mrow/>
    </mrow>
    <annotation encoding="StarMath 5.0">{A}={{3 times {alignc {1}over{3}}}={}}%%&lt;cmathArbre&gt;«=­varMaj A­«=­«*­3­«/­1­3»»­»»&lt;/cmathArbre&gt;&lt;cmathFormule&gt;A=3*1/3=&lt;/cmathFormule&gt;</annotation>
  </semantics>
</math>
</file>

<file path=Object 38/content.xml><?xml version="1.0" encoding="utf-8"?>
<math xmlns="http://www.w3.org/1998/Math/MathML" display="block">
  <semantics>
    <mrow>
      <mi>D</mi>
      <mo stretchy="false">=</mo>
      <mrow>
        <mfrac>
          <mrow>
            <mo stretchy="false">−</mo>
            <mn>8</mn>
          </mrow>
          <mn>21</mn>
        </mfrac>
        <mo stretchy="false">×</mo>
        <mfrac>
          <mn>7</mn>
          <mn>5</mn>
        </mfrac>
      </mrow>
      <mo stretchy="false">=</mo>
      <mrow/>
    </mrow>
    <annotation encoding="StarMath 5.0">{D}={{{alignc {-8}over{21}} times {alignc {7}over{5}}}={}}%%&lt;cmathArbre&gt;«=­varMaj D­«=­«*­«/­«-­8»­21»­«/­7­5»»­»»&lt;/cmathArbre&gt;&lt;cmathFormule&gt;D=(-8)/21*7/5=&lt;/cmathFormule&gt;</annotation>
  </semantics>
</math>
</file>

<file path=Object 39/content.xml><?xml version="1.0" encoding="utf-8"?>
<math xmlns="http://www.w3.org/1998/Math/MathML" display="block">
  <semantics>
    <mrow>
      <mi>B</mi>
      <mo stretchy="false">=</mo>
      <mrow>
        <mrow>
          <mo stretchy="false">−</mo>
          <mn>2</mn>
        </mrow>
        <mo stretchy="false">×</mo>
        <mrow>
          <mo fence="true" stretchy="false">(</mo>
          <mrow>
            <mrow>
              <mo stretchy="false">−</mo>
              <mfrac>
                <mn>1</mn>
                <mn>2</mn>
              </mfrac>
            </mrow>
          </mrow>
          <mo fence="true" stretchy="false">)</mo>
        </mrow>
      </mrow>
      <mo stretchy="false">=</mo>
      <mrow/>
    </mrow>
    <annotation encoding="StarMath 5.0">{B}={{-2 times (-{alignc {1}over{2}})}={}}%%&lt;cmathArbre&gt;«=­varMaj B­«=­«-­«*­2­«()­«-­«/­1­2»»»»»­»»&lt;/cmathArbre&gt;&lt;cmathFormule&gt;B=-2*(-1/2)=&lt;/cmathFormule&gt;</annotation>
  </semantics>
</math>
</file>

<file path=Object 4/content.xml><?xml version="1.0" encoding="utf-8"?>
<math xmlns="http://www.w3.org/1998/Math/MathML" display="block">
  <semantics>
    <mrow>
      <mfrac>
        <mi>a</mi>
        <mrow>
          <mo stretchy="false">−</mo>
          <mi>b</mi>
        </mrow>
      </mfrac>
      <mo stretchy="false">=</mo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i>a</mi>
        </mrow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o stretchy="false">−</mo>
                <mi>b</mi>
              </mrow>
            </mrow>
            <mo fence="true" stretchy="false">)</mo>
          </mrow>
        </mrow>
      </mfrac>
      <mo stretchy="false">=</mo>
      <mfrac>
        <mrow>
          <mo stretchy="false">−</mo>
          <mi>a</mi>
        </mrow>
        <mi>b</mi>
      </mfrac>
      <mo stretchy="false">=</mo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×</mo>
          <mi>a</mi>
        </mrow>
        <mi>b</mi>
      </mfrac>
      <mo stretchy="false">=</mo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×</mo>
        <mrow>
          <mo fence="true" stretchy="false">(</mo>
          <mrow>
            <mfrac>
              <mi>a</mi>
              <mi>b</mi>
            </mfrac>
          </mrow>
          <mo fence="true" stretchy="false">)</mo>
        </mrow>
      </mrow>
      <mo stretchy="false">=</mo>
      <mrow>
        <mo stretchy="false">−</mo>
        <mfrac>
          <mi>a</mi>
          <mi>b</mi>
        </mfrac>
      </mrow>
    </mrow>
    <annotation encoding="StarMath 5.0">{{alignc {a}over{-b}}}={{{alignc {(-1) times a}over{(-1) times (-b)}}}={{{alignc {-a}over{b}}}={{{alignc {(-1) times a}over{b}}}={{(-1) times ({alignc {a}over{b}})}={-{alignc {a}over{b}}}}}}}%%&lt;cmathArbre&gt;«=­«/­a­«-­b»»­«=­«/­«*­«()­«-­1»»­a»­«*­«()­«-­1»»­«()­«-­b»»»»­«=­«/­«-­a»­b»­«=­«/­«*­«()­«-­1»»­a»­b»­«=­«*­«()­«-­1»»­«()­«/­a­b»»»­«-­«/­a­b»»»»»»»&lt;/cmathArbre&gt;&lt;cmathFormule&gt;a/(-b)=((-1)*a)/((-1)*(-b))=(-a)/b=((-1)*a)/b=(-1)*(a/b)=-a/b&lt;/cmathFormule&gt;</annotation>
  </semantics>
</math>
</file>

<file path=Object 40/content.xml><?xml version="1.0" encoding="utf-8"?>
<math xmlns="http://www.w3.org/1998/Math/MathML" display="block">
  <semantics>
    <mrow>
      <mi>F</mi>
      <mo stretchy="false">=</mo>
      <mrow>
        <mfrac>
          <mn>2</mn>
          <mn>3</mn>
        </mfrac>
        <mo stretchy="false">×</mo>
        <mfrac>
          <mn>1</mn>
          <mn>2</mn>
        </mfrac>
      </mrow>
      <mo stretchy="false">=</mo>
      <mrow/>
    </mrow>
    <annotation encoding="StarMath 5.0">{F}={{{alignc {2}over{3}} times {alignc {1}over{2}}}={}}%%&lt;cmathArbre&gt;«=­varMaj F­«=­«*­«/­2­3»­«/­1­2»»­»»&lt;/cmathArbre&gt;&lt;cmathFormule&gt;F=2/3*1/2=&lt;/cmathFormule&gt;</annotation>
  </semantics>
</math>
</file>

<file path=Object 41/content.xml><?xml version="1.0" encoding="utf-8"?>
<math xmlns="http://www.w3.org/1998/Math/MathML" display="block">
  <semantics>
    <mrow>
      <mi>C</mi>
      <mo stretchy="false">=</mo>
      <mrow>
        <mfrac>
          <mn>3</mn>
          <mn>5</mn>
        </mfrac>
        <mo stretchy="false">×</mo>
        <mfrac>
          <mn>5</mn>
          <mn>3</mn>
        </mfrac>
      </mrow>
      <mo stretchy="false">=</mo>
      <mrow/>
    </mrow>
    <annotation encoding="StarMath 5.0">{C}={{{alignc {3}over{5}} times {alignc {5}over{3}}}={}}%%&lt;cmathArbre&gt;«=­varMaj C­«=­«*­«/­3­5»­«/­5­3»»­»»&lt;/cmathArbre&gt;&lt;cmathFormule&gt;C=3/5*5/3=&lt;/cmathFormule&gt;</annotation>
  </semantics>
</math>
</file>

<file path=Object 42/content.xml><?xml version="1.0" encoding="utf-8"?>
<math xmlns="http://www.w3.org/1998/Math/MathML" display="block">
  <semantics>
    <mrow>
      <mi>A</mi>
      <mo stretchy="false">=</mo>
      <mrow>
        <mfrac>
          <mn>4</mn>
          <mn>3</mn>
        </mfrac>
        <mo stretchy="false">×</mo>
        <mfrac>
          <mn>2</mn>
          <mn>5</mn>
        </mfrac>
      </mrow>
      <mo stretchy="false">=</mo>
      <mrow/>
    </mrow>
    <annotation encoding="StarMath 5.0">{A}={{{alignc {4}over{3}} times {alignc {2}over{5}}}={}}%%&lt;cmathArbre&gt;«=­varMaj A­«=­«*­«/­4­3»­«/­2­5»»­»»&lt;/cmathArbre&gt;&lt;cmathFormule&gt;A=4/3*2/5=&lt;/cmathFormule&gt;</annotation>
  </semantics>
</math>
</file>

<file path=Object 43/content.xml><?xml version="1.0" encoding="utf-8"?>
<math xmlns="http://www.w3.org/1998/Math/MathML" display="block">
  <semantics>
    <mrow>
      <mi>B</mi>
      <mo stretchy="false">=</mo>
      <mrow>
        <mn>3</mn>
        <mo stretchy="false">×</mo>
        <mfrac>
          <mn>2</mn>
          <mn>5</mn>
        </mfrac>
      </mrow>
      <mo stretchy="false">=</mo>
      <mrow/>
    </mrow>
    <annotation encoding="StarMath 5.0">{B}={{3 times {alignc {2}over{5}}}={}}%%&lt;cmathArbre&gt;«=­varMaj B­«=­«*­3­«/­2­5»»­»»&lt;/cmathArbre&gt;&lt;cmathFormule&gt;B=3*2/5=&lt;/cmathFormule&gt;</annotation>
  </semantics>
</math>
</file>

<file path=Object 44/content.xml><?xml version="1.0" encoding="utf-8"?>
<math xmlns="http://www.w3.org/1998/Math/MathML" display="block">
  <semantics>
    <mrow>
      <mi>E</mi>
      <mo stretchy="false">=</mo>
      <mrow>
        <mfrac>
          <mn>39</mn>
          <mrow>
            <mo stretchy="false">−</mo>
            <mn>16</mn>
          </mrow>
        </mfrac>
        <mo stretchy="false">×</mo>
        <mfrac>
          <mn>8</mn>
          <mrow>
            <mo stretchy="false">−</mo>
            <mn>26</mn>
          </mrow>
        </mfrac>
      </mrow>
      <mo stretchy="false">=</mo>
      <mrow/>
    </mrow>
    <annotation encoding="StarMath 5.0">{E}={{{alignc {39}over{-16}} times {alignc {8}over{-26}}}={}}%%&lt;cmathArbre&gt;«=­varMaj E­«=­«*­«/­39­«-­16»»­«/­8­«-­26»»»­»»&lt;/cmathArbre&gt;&lt;cmathFormule&gt;E=39/(-16)*8/(-26)=&lt;/cmathFormule&gt;</annotation>
  </semantics>
</math>
</file>

<file path=Object 45/content.xml><?xml version="1.0" encoding="utf-8"?>
<math xmlns="http://www.w3.org/1998/Math/MathML" display="block">
  <semantics>
    <mrow>
      <mi>A</mi>
      <mo stretchy="false">=</mo>
      <mfrac>
        <mn>1</mn>
        <mn>0,5</mn>
      </mfrac>
      <mo stretchy="false">=</mo>
      <mfrac>
        <mn>1</mn>
        <mfrac>
          <mn>1</mn>
          <mn>2</mn>
        </mfrac>
      </mfrac>
      <mo stretchy="false">=</mo>
      <mrow>
        <mn>1</mn>
        <mo stretchy="false">×</mo>
        <mrow/>
      </mrow>
    </mrow>
    <annotation encoding="StarMath 5.0">{A}={{{alignc {1}over{0,5}}}={{{alignc {1}over{{alignc {1}over{2}}}}}={1 times {}}}}%%&lt;cmathArbre&gt;«=­varMaj A­«=­«/­1­0.5»­«=­«/­1­«/­1­2»»­«*­1­»»»»&lt;/cmathArbre&gt;&lt;cmathFormule&gt;A=1/0.5=1/(1/2)=1*&lt;/cmathFormule&gt;</annotation>
  </semantics>
</math>
</file>

<file path=Object 46/content.xml><?xml version="1.0" encoding="utf-8"?>
<math xmlns="http://www.w3.org/1998/Math/MathML" display="block">
  <semantics>
    <mfrac>
      <mi>a</mi>
      <mi>b</mi>
    </mfrac>
    <annotation encoding="StarMath 5.0">{alignc {a}over{b}}%%&lt;cmathArbre&gt;«/­a­b»&lt;/cmathArbre&gt;&lt;cmathFormule&gt;a/b&lt;/cmathFormule&gt;</annotation>
  </semantics>
</math>
</file>

<file path=Object 47/content.xml><?xml version="1.0" encoding="utf-8"?>
<math xmlns="http://www.w3.org/1998/Math/MathML" display="block">
  <semantics>
    <mrow>
      <mi>B</mi>
      <mo stretchy="false">=</mo>
      <mfrac>
        <mfrac>
          <mn>3</mn>
          <mn>2</mn>
        </mfrac>
        <mfrac>
          <mn>3</mn>
          <mn>2</mn>
        </mfrac>
      </mfrac>
      <mo stretchy="false">=</mo>
      <mrow>
        <mfrac>
          <mn>3</mn>
          <mn>2</mn>
        </mfrac>
        <mo stretchy="false">×</mo>
        <mrow/>
      </mrow>
    </mrow>
    <annotation encoding="StarMath 5.0">{B}={{{alignc {{alignc {3}over{2}}}over{{alignc {3}over{2}}}}}={{alignc {3}over{2}} times {}}}%%&lt;cmathArbre&gt;«=­varMaj B­«=­«/­«/­3­2»­«/­3­2»»­«*­«/­3­2»­»»»&lt;/cmathArbre&gt;&lt;cmathFormule&gt;B=(3/2)/(3/2)=3/2*&lt;/cmathFormule&gt;</annotation>
  </semantics>
</math>
</file>

<file path=Object 48/content.xml><?xml version="1.0" encoding="utf-8"?>
<math xmlns="http://www.w3.org/1998/Math/MathML" display="block">
  <semantics>
    <mrow>
      <mi>C</mi>
      <mo stretchy="false">=</mo>
      <mfrac>
        <mrow>
          <mo stretchy="false">−</mo>
          <mfrac>
            <mn>15</mn>
            <mn>7</mn>
          </mfrac>
        </mrow>
        <mn>12</mn>
      </mfrac>
      <mo stretchy="false">=</mo>
      <mrow/>
    </mrow>
    <annotation encoding="StarMath 5.0">{C}={{{alignc {-{alignc {15}over{7}}}over{12}}}={}}%%&lt;cmathArbre&gt;«=­varMaj C­«=­«/­«-­«/­15­7»»­12»­»»&lt;/cmathArbre&gt;&lt;cmathFormule&gt;C=(-15/7)/12=&lt;/cmathFormule&gt;</annotation>
  </semantics>
</math>
</file>

<file path=Object 49/content.xml><?xml version="1.0" encoding="utf-8"?>
<math xmlns="http://www.w3.org/1998/Math/MathML" display="block">
  <semantics>
    <mrow>
      <mfrac>
        <mn>1</mn>
        <mn>5</mn>
      </mfrac>
      <mo stretchy="false">=</mo>
      <mn>0,2</mn>
    </mrow>
    <annotation encoding="StarMath 5.0">{{alignc {1}over{5}}}={0,2}%%&lt;cmathArbre&gt;«=­«/­1­5»­0.2»&lt;/cmathArbre&gt;&lt;cmathFormule&gt;1/5=0.2&lt;/cmathFormule&gt;</annotation>
  </semantics>
</math>
</file>

<file path=Object 5/content.xml><?xml version="1.0" encoding="utf-8"?>
<math xmlns="http://www.w3.org/1998/Math/MathML" display="block">
  <semantics>
    <mrow>
      <mfrac>
        <mi>a</mi>
        <mrow>
          <mo stretchy="false">−</mo>
          <mi>b</mi>
        </mrow>
      </mfrac>
      <mo stretchy="false">=</mo>
      <mfrac>
        <mrow>
          <mo stretchy="false">−</mo>
          <mi>a</mi>
        </mrow>
        <mi>b</mi>
      </mfrac>
      <mo stretchy="false">=</mo>
      <mrow>
        <mo stretchy="false">−</mo>
        <mfrac>
          <mi>a</mi>
          <mi>b</mi>
        </mfrac>
      </mrow>
    </mrow>
    <annotation encoding="StarMath 5.0">{{alignc {a}over{-b}}}={{{alignc {-a}over{b}}}={-{alignc {a}over{b}}}}%%&lt;cmathArbre&gt;«=­«/­a­«-­b»»­«=­«/­«-­a»­b»­«-­«/­a­b»»»»&lt;/cmathArbre&gt;&lt;cmathFormule&gt;a/(-b)=(-a)/b=-a/b&lt;/cmathFormule&gt;</annotation>
  </semantics>
</math>
</file>

<file path=Object 50/content.xml><?xml version="1.0" encoding="utf-8"?>
<math xmlns="http://www.w3.org/1998/Math/MathML" display="block">
  <semantics>
    <mrow>
      <mi>D</mi>
      <mo stretchy="false">=</mo>
      <mrow>
        <mfrac>
          <mn>2</mn>
          <mn>3</mn>
        </mfrac>
        <mo stretchy="false">×</mo>
        <mn>6</mn>
      </mrow>
      <mo stretchy="false">=</mo>
      <mrow/>
    </mrow>
    <annotation encoding="StarMath 5.0">{D}={{{alignc {2}over{3}} times 6}={}}%%&lt;cmathArbre&gt;«=­varMaj D­«=­«*­«/­2­3»­6»­»»&lt;/cmathArbre&gt;&lt;cmathFormule&gt;D=2/3*6=&lt;/cmathFormule&gt;</annotation>
  </semantics>
</math>
</file>

<file path=Object 51/content.xml><?xml version="1.0" encoding="utf-8"?>
<math xmlns="http://www.w3.org/1998/Math/MathML" display="block">
  <semantics>
    <mrow>
      <mi>D</mi>
      <mo stretchy="false">=</mo>
      <mfrac>
        <mrow>
          <mo stretchy="false">−</mo>
          <mfrac>
            <mn>4</mn>
            <mn>7</mn>
          </mfrac>
        </mrow>
        <mfrac>
          <mrow>
            <mo stretchy="false">−</mo>
            <mn>10</mn>
          </mrow>
          <mrow>
            <mo stretchy="false">−</mo>
            <mn>21</mn>
          </mrow>
        </mfrac>
      </mfrac>
      <mo stretchy="false">=</mo>
      <mrow/>
    </mrow>
    <annotation encoding="StarMath 5.0">{D}={{{alignc {-{alignc {4}over{7}}}over{{alignc {-10}over{-21}}}}}={}}%%&lt;cmathArbre&gt;«=­varMaj D­«=­«/­«-­«/­4­7»»­«/­«-­10»­«-­21»»»­»»&lt;/cmathArbre&gt;&lt;cmathFormule&gt;D=(-4/7)/((-10)/(-21))=&lt;/cmathFormule&gt;</annotation>
  </semantics>
</math>
</file>

<file path=Object 52/content.xml><?xml version="1.0" encoding="utf-8"?>
<math xmlns="http://www.w3.org/1998/Math/MathML" display="block">
  <semantics>
    <mrow>
      <mrow>
        <mfrac>
          <mi>a</mi>
          <mi>c</mi>
        </mfrac>
        <mo stretchy="false">+</mo>
        <mfrac>
          <mi>b</mi>
          <mi>c</mi>
        </mfrac>
      </mrow>
      <mo stretchy="false">=</mo>
      <mrow/>
    </mrow>
    <annotation encoding="StarMath 5.0">{{{alignc {a}over{c}}}+{{alignc {b}over{c}}}}={}%%&lt;cmathArbre&gt;«=­«+­«/­a­c»­«/­b­c»»­»&lt;/cmathArbre&gt;&lt;cmathFormule&gt;a/c+b/c=&lt;/cmathFormule&gt;</annotation>
  </semantics>
</math>
</file>

<file path=Object 53/content.xml><?xml version="1.0" encoding="utf-8"?>
<math xmlns="http://www.w3.org/1998/Math/MathML" display="block">
  <semantics>
    <mrow>
      <mi>F</mi>
      <mo stretchy="false">=</mo>
      <mrow>
        <mfrac>
          <mrow>
            <mo stretchy="false">−</mo>
            <mn>2</mn>
          </mrow>
          <mn>9</mn>
        </mfrac>
        <mo stretchy="false">−</mo>
        <mfrac>
          <mrow>
            <mo stretchy="false">−</mo>
            <mn>8</mn>
          </mrow>
          <mn>15</mn>
        </mfrac>
      </mrow>
    </mrow>
    <annotation encoding="StarMath 5.0">{F}={{{alignc {-2}over{9}}}-{{alignc {-8}over{15}}}}%%&lt;cmathArbre&gt;«=­varMaj F­«-­«/­«-­2»­9»­«/­«-­8»­15»»»&lt;/cmathArbre&gt;&lt;cmathFormule&gt;F=(-2)/9-(-8)/15&lt;/cmathFormule&gt;</annotation>
  </semantics>
</math>
</file>

<file path=Object 54/content.xml><?xml version="1.0" encoding="utf-8"?>
<math xmlns="http://www.w3.org/1998/Math/MathML" display="block">
  <semantics>
    <mrow>
      <mrow>
        <mfrac>
          <mi>a</mi>
          <mi>b</mi>
        </mfrac>
        <mo stretchy="false">×</mo>
        <mfrac>
          <mi>c</mi>
          <mi>d</mi>
        </mfrac>
      </mrow>
      <mo stretchy="false">=</mo>
      <mrow/>
    </mrow>
    <annotation encoding="StarMath 5.0">{{alignc {a}over{b}} times {alignc {c}over{d}}}={}%%&lt;cmathArbre&gt;«=­«*­«/­a­b»­«/­c­d»»­»&lt;/cmathArbre&gt;&lt;cmathFormule&gt;a/b*c/d=&lt;/cmathFormule&gt;</annotation>
  </semantics>
</math>
</file>

<file path=Object 55/content.xml><?xml version="1.0" encoding="utf-8"?>
<math xmlns="http://www.w3.org/1998/Math/MathML" display="block">
  <semantics>
    <mrow>
      <mfrac>
        <mfrac>
          <mi>a</mi>
          <mi>b</mi>
        </mfrac>
        <mfrac>
          <mi>c</mi>
          <mi>d</mi>
        </mfrac>
      </mfrac>
      <mo stretchy="false">=</mo>
      <mrow/>
    </mrow>
    <annotation encoding="StarMath 5.0">{{alignc {{alignc {a}over{b}}}over{{alignc {c}over{d}}}}}={}%%&lt;cmathArbre&gt;«=­«/­«/­a­b»­«/­c­d»»­»&lt;/cmathArbre&gt;&lt;cmathFormule&gt;(a/b)/(c/d)=&lt;/cmathFormule&gt;</annotation>
  </semantics>
</math>
</file>

<file path=Object 56/content.xml><?xml version="1.0" encoding="utf-8"?>
<math xmlns="http://www.w3.org/1998/Math/MathML" display="block">
  <semantics>
    <mrow>
      <mfrac>
        <mn>0,5</mn>
        <mn>3</mn>
      </mfrac>
      <mo stretchy="false">=</mo>
      <mfrac>
        <mrow>
          <mn>0,5</mn>
          <mo stretchy="false">×</mo>
          <mn>2</mn>
        </mrow>
        <mrow>
          <mn>3</mn>
          <mo stretchy="false">×</mo>
          <mn>2</mn>
        </mrow>
      </mfrac>
      <mo stretchy="false">=</mo>
      <mtext/>
    </mrow>
    <annotation encoding="StarMath 5.0">{{alignc {0,5}over{3}}}={{{alignc {{0,5 times 2}}over{{3 times 2}}}}={""}}%%&lt;cmathArbre&gt;«=­«/­0.5­3»­«=­«/­«{}­«*­0.5­2»»­«{}­«*­3­2»»»­«""­»»»&lt;/cmathArbre&gt;&lt;cmathFormule&gt;0.5/3={0.5*2}/{3*2}=""&lt;/cmathFormule&gt;</annotation>
  </semantics>
</math>
</file>

<file path=Object 57/content.xml><?xml version="1.0" encoding="utf-8"?>
<math xmlns="http://www.w3.org/1998/Math/MathML" display="block">
  <semantics>
    <mrow>
      <mrow>
        <mo stretchy="false">−</mo>
        <mfrac>
          <mtext/>
          <mn>6</mn>
        </mfrac>
      </mrow>
      <mo stretchy="false">&lt;</mo>
      <mrow>
        <mo stretchy="false">−</mo>
        <mfrac>
          <mtext/>
          <mn>6</mn>
        </mfrac>
      </mrow>
      <mo stretchy="false">&lt;</mo>
      <mrow>
        <mo stretchy="false">−</mo>
        <mfrac>
          <mtext/>
          <mn>6</mn>
        </mfrac>
      </mrow>
    </mrow>
    <annotation encoding="StarMath 5.0">{-{alignc {""}over{6}}}&lt;{{-{alignc {""}over{6}}}&lt;{-{alignc {""}over{6}}}}%%&lt;cmathArbre&gt;«&lt;­«-­«/­«""­»­6»»­«&lt;­«-­«/­«""­»­6»»­«-­«/­«""­»­6»»»»&lt;/cmathArbre&gt;&lt;cmathFormule&gt;-""/6&lt;-""/6&lt;-""/6&lt;/cmathFormule&gt;</annotation>
  </semantics>
</math>
</file>

<file path=Object 58/content.xml><?xml version="1.0" encoding="utf-8"?>
<math xmlns="http://www.w3.org/1998/Math/MathML" display="block">
  <semantics>
    <mrow>
      <mrow>
        <mn>10</mn>
        <mo stretchy="false">×</mo>
        <mn>5</mn>
      </mrow>
      <mo stretchy="false">=</mo>
      <mtext/>
    </mrow>
    <annotation encoding="StarMath 5.0">{10 times 5}={""}%%&lt;cmathArbre&gt;«=­«*­10­5»­«""­»»&lt;/cmathArbre&gt;&lt;cmathFormule&gt;10*5=""&lt;/cmathFormule&gt;</annotation>
  </semantics>
</math>
</file>

<file path=Object 59/content.xml><?xml version="1.0" encoding="utf-8"?>
<math xmlns="http://www.w3.org/1998/Math/MathML" display="block">
  <semantics>
    <mrow>
      <mrow>
        <mn>17</mn>
        <mo stretchy="false">×</mo>
        <mn>3</mn>
      </mrow>
      <mo stretchy="false">=</mo>
      <mtext/>
    </mrow>
    <annotation encoding="StarMath 5.0">{17 times 3}={""}%%&lt;cmathArbre&gt;«=­«*­17­3»­«""­»»&lt;/cmathArbre&gt;&lt;cmathFormule&gt;17*3=""&lt;/cmathFormule&gt;</annotation>
  </semantics>
</math>
</file>

<file path=Object 6/content.xml><?xml version="1.0" encoding="utf-8"?>
<math xmlns="http://www.w3.org/1998/Math/MathML" display="block">
  <semantics>
    <mfrac>
      <mn>17</mn>
      <mrow>
        <mo stretchy="false">−</mo>
        <mn>6</mn>
      </mrow>
    </mfrac>
    <annotation encoding="StarMath 5.0">{alignc {17}over{-6}}%%&lt;cmathArbre&gt;«/­17­«-­6»»&lt;/cmathArbre&gt;&lt;cmathFormule&gt;17/(-6)&lt;/cmathFormule&gt;</annotation>
  </semantics>
</math>
</file>

<file path=Object 7/content.xml><?xml version="1.0" encoding="utf-8"?>
<math xmlns="http://www.w3.org/1998/Math/MathML" display="block">
  <semantics>
    <mfrac>
      <mrow>
        <mo stretchy="false">−</mo>
        <mn>7</mn>
      </mrow>
      <mn>2</mn>
    </mfrac>
    <annotation encoding="StarMath 5.0">{alignc {-7}over{2}}%%&lt;cmathArbre&gt;«/­«-­7»­2»&lt;/cmathArbre&gt;&lt;cmathFormule&gt;(-7)/2&lt;/cmathFormule&gt;</annotation>
  </semantics>
</math>
</file>

<file path=Object 8/content.xml><?xml version="1.0" encoding="utf-8"?>
<math xmlns="http://www.w3.org/1998/Math/MathML" display="block">
  <semantics>
    <mrow>
      <mfrac>
        <mn>17</mn>
        <mrow>
          <mo stretchy="false">−</mo>
          <mn>6</mn>
        </mrow>
      </mfrac>
      <mo stretchy="false">=</mo>
      <mrow/>
    </mrow>
    <annotation encoding="StarMath 5.0">{{alignc {17}over{-6}}}={}%%&lt;cmathArbre&gt;«=­«/­17­«-­6»»­»&lt;/cmathArbre&gt;&lt;cmathFormule&gt;17/(-6)=&lt;/cmathFormule&gt;</annotation>
  </semantics>
</math>
</file>

<file path=Object 9/content.xml><?xml version="1.0" encoding="utf-8"?>
<math xmlns="http://www.w3.org/1998/Math/MathML" display="block">
  <semantics>
    <mrow>
      <mfrac>
        <mrow>
          <mo stretchy="false">−</mo>
          <mn>7</mn>
        </mrow>
        <mn>2</mn>
      </mfrac>
      <mo stretchy="false">=</mo>
      <mrow/>
    </mrow>
    <annotation encoding="StarMath 5.0">{{alignc {-7}over{2}}}={}%%&lt;cmathArbre&gt;«=­«/­«-­7»­2»­»&lt;/cmathArbre&gt;&lt;cmathFormule&gt;(-7)/2=&lt;/cmathFormule&gt;</annotation>
  </semantics>
</math>
</file>